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B000000223C9C259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2" svg:font-family="StarSymbol"/>
    <style:font-face style:name="StarSymbol1" svg:font-family="StarSymbol, 'Arial Unicode MS'"/>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family-generic="swiss" style:font-pitch="variable"/>
    <style:font-face style:name="DejaVu Sans1" svg:font-family="'DejaVu Sans'" style:font-adornments="Condensed" style:font-family-generic="swiss" style:font-pitch="variable"/>
    <style:font-face style:name="Tahoma2" svg:font-family="Tahoma"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elle1" style:family="table">
      <style:table-properties style:width="17.621cm" fo:margin-left="0cm" fo:margin-right="0.078cm" fo:break-before="auto" fo:break-after="auto" table:align="margins"/>
    </style:style>
    <style:style style:name="Tabelle1.A" style:family="table-column">
      <style:table-column-properties style:column-width="3.59cm" style:rel-column-width="13349*"/>
    </style:style>
    <style:style style:name="Tabelle1.B" style:family="table-column">
      <style:table-column-properties style:column-width="10.592cm" style:rel-column-width="39393*"/>
    </style:style>
    <style:style style:name="Tabelle1.C" style:family="table-column">
      <style:table-column-properties style:column-width="3.44cm" style:rel-column-width="12793*"/>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data-style-name="N100">
      <style:table-cell-properties fo:padding="0.097cm" fo:border-left="0.002cm solid #000000" fo:border-right="none" fo:border-top="none" fo:border-bottom="0.002cm solid #000000"/>
    </style:style>
    <style:style style:name="Tabelle1.C2" style:family="table-cell" style:data-style-name="N100">
      <style:table-cell-properties fo:padding="0.097cm" fo:border-left="0.002cm solid #000000" fo:border-right="0.002cm solid #000000" fo:border-top="none" fo:border-bottom="0.002cm solid #000000"/>
    </style:style>
    <style:style style:name="Tabelle4" style:family="table">
      <style:table-properties style:width="17.621cm" fo:margin-left="0cm" fo:margin-right="0.078cm" fo:break-before="auto" fo:break-after="auto" table:align="margins"/>
    </style:style>
    <style:style style:name="Tabelle4.A" style:family="table-column">
      <style:table-column-properties style:column-width="3.59cm" style:rel-column-width="13349*"/>
    </style:style>
    <style:style style:name="Tabelle4.B" style:family="table-column">
      <style:table-column-properties style:column-width="10.592cm" style:rel-column-width="39393*"/>
    </style:style>
    <style:style style:name="Tabelle4.C" style:family="table-column">
      <style:table-column-properties style:column-width="3.44cm" style:rel-column-width="12793*"/>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data-style-name="N100">
      <style:table-cell-properties fo:padding="0.097cm" fo:border-left="0.002cm solid #000000" fo:border-right="none" fo:border-top="none" fo:border-bottom="0.002cm solid #000000"/>
    </style:style>
    <style:style style:name="Tabelle4.C2" style:family="table-cell" style:data-style-name="N100">
      <style:table-cell-properties fo:padding="0.097cm" fo:border-left="0.002cm solid #000000" fo:border-right="0.002cm solid #000000" fo:border-top="none" fo:border-bottom="0.002cm solid #000000"/>
    </style:style>
    <style:style style:name="Table2" style:family="table">
      <style:table-properties style:width="17.648cm" fo:margin-left="0cm" fo:margin-right="0.051cm" fo:break-before="auto" fo:break-after="auto" table:align="margins"/>
    </style:style>
    <style:style style:name="Table2.A" style:family="table-column">
      <style:table-column-properties style:column-width="3.182cm" style:rel-column-width="11818*"/>
    </style:style>
    <style:style style:name="Table2.B" style:family="table-column">
      <style:table-column-properties style:column-width="14.466cm" style:rel-column-width="53717*"/>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data-style-name="N100">
      <style:table-cell-properties fo:padding="0.097cm" fo:border-left="0.002cm solid #000000" fo:border-right="none" fo:border-top="none" fo:border-bottom="0.002cm solid #000000"/>
    </style:style>
    <style:style style:name="Table2.B2" style:family="table-cell" style:data-style-name="N100">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Standard">
      <style:text-properties fo:font-size="8pt" fo:font-style="italic" style:font-size-asian="8pt" style:font-style-asian="italic" style:font-size-complex="8pt" style:font-style-complex="italic"/>
    </style:style>
    <style:style style:name="P5" style:family="paragraph" style:parent-style-name="Standard">
      <style:text-properties fo:color="#69a550"/>
    </style:style>
    <style:style style:name="P6" style:family="paragraph" style:parent-style-name="Text_20_body">
      <style:text-properties style:font-name="Verdana1" fo:font-size="8pt" fo:font-style="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style>
    <style:style style:name="P10" style:family="paragraph" style:parent-style-name="Text_20_body">
      <style:text-properties fo:color="#69a550"/>
    </style:style>
    <style:style style:name="P11" style:family="paragraph" style:parent-style-name="Table_20_Contents">
      <style:text-properties fo:font-weight="bold" style:font-weight-asian="bold" style:font-weight-complex="bold"/>
    </style:style>
    <style:style style:name="P12" style:family="paragraph" style:parent-style-name="Contents_20_1">
      <style:paragraph-properties>
        <style:tab-stops>
          <style:tab-stop style:position="17.699cm" style:type="right" style:leader-style="dotted" style:leader-text="."/>
        </style:tab-stops>
      </style:paragraph-properties>
    </style:style>
    <style:style style:name="P13" style:family="paragraph" style:parent-style-name="Contents_20_2">
      <style:paragraph-properties>
        <style:tab-stops>
          <style:tab-stop style:position="17.2cm" style:type="right" style:leader-style="dotted" style:leader-text="."/>
        </style:tab-stops>
      </style:paragraph-properties>
    </style:style>
    <style:style style:name="P14" style:family="paragraph" style:parent-style-name="Contents_20_3">
      <style:paragraph-properties>
        <style:tab-stops>
          <style:tab-stop style:position="16.701cm" style:type="right" style:leader-style="dotted" style:leader-text="."/>
        </style:tab-stops>
      </style:paragraph-properties>
    </style:style>
    <style:style style:name="P15" style:family="paragraph" style:parent-style-name="Standard" style:list-style-name="L1">
      <style:paragraph-properties fo:text-align="start" style:justify-single-word="false"/>
    </style:style>
    <style:style style:name="P16" style:family="paragraph" style:parent-style-name="Standard" style:list-style-name="List_20_1">
      <style:text-properties fo:font-weight="normal" style:font-weight-asian="normal" style:font-weight-complex="normal"/>
    </style:style>
    <style:style style:name="P17" style:family="paragraph" style:parent-style-name="Text_20_body" style:list-style-name="List_20_1"/>
    <style:style style:name="P18" style:family="paragraph" style:parent-style-name="Heading_20_1" style:master-page-name="">
      <style:paragraph-properties fo:text-align="start" style:justify-single-word="false" style:page-number="auto" fo:break-before="auto" fo:break-after="auto"/>
    </style:style>
    <style:style style:name="P19" style:family="paragraph" style:parent-style-name="Heading_20_2">
      <style:paragraph-properties fo:break-before="page"/>
    </style:style>
    <style:style style:name="P20" style:family="paragraph" style:parent-style-name="Heading_20_3">
      <style:text-properties fo:font-weight="normal" style:font-weight-asian="normal" style:font-weight-complex="normal"/>
    </style:style>
    <style:style style:name="P21" style:family="paragraph" style:parent-style-name="Heading_20_3">
      <style:text-properties fo:color="#69a550"/>
    </style:style>
    <style:style style:name="P22" style:family="paragraph" style:parent-style-name="Heading_20_4">
      <style:text-properties fo:font-weight="normal" style:font-weight-asian="normal" style:font-weight-complex="normal"/>
    </style:style>
    <style:style style:name="P23" style:family="paragraph" style:parent-style-name="Heading_20_4">
      <style:text-properties fo:font-weight="bold" style:font-weight-asian="bold" style:font-weight-complex="bold"/>
    </style:style>
    <style:style style:name="P24" style:family="paragraph" style:parent-style-name="Heading_20_4">
      <style:text-properties style:font-name="Courier New1"/>
    </style:style>
    <style:style style:name="P25" style:family="paragraph" style:parent-style-name="Heading_20_4">
      <style:paragraph-properties fo:margin-left="0cm" fo:margin-right="0cm" fo:text-indent="0cm" style:auto-text-indent="false"/>
      <style:text-properties fo:font-weight="bold" style:font-weight-asian="bold" style:font-weight-complex="bold"/>
    </style:style>
    <style:style style:name="P26" style:family="paragraph" style:parent-style-name="Table_20_Contents" style:list-style-name="List_20_1"/>
    <style:style style:name="P27" style:family="paragraph" style:parent-style-name="Table_20_Contents" style:list-style-name="List_20_1">
      <style:text-properties fo:font-weight="bold" style:font-weight-asian="bold" style:font-weight-complex="bold"/>
    </style:style>
    <style:style style:name="P28" style:family="paragraph" style:parent-style-name="Table_20_Heading" style:list-style-name="List_20_1"/>
    <style:style style:name="P29" style:family="paragraph" style:parent-style-name="List" style:list-style-name="List_20_1"/>
    <style:style style:name="P30" style:family="paragraph" style:parent-style-name="List">
      <style:text-properties fo:font-weight="normal" style:font-weight-asian="normal" style:font-weight-complex="normal"/>
    </style:style>
    <style:style style:name="P31" style:family="paragraph" style:parent-style-name="List" style:list-style-name="List_20_1">
      <style:text-properties fo:font-weight="normal" style:font-weight-asian="normal" style:font-weight-complex="normal"/>
    </style:style>
    <style:style style:name="P32" style:family="paragraph" style:parent-style-name="List" style:list-style-name="L2">
      <style:text-properties fo:font-weight="normal" style:font-weight-asian="normal" style:font-weight-complex="normal"/>
    </style:style>
    <style:style style:name="P33" style:family="paragraph" style:parent-style-name="List" style:list-style-name="L3">
      <style:text-properties fo:font-weight="normal" style:font-weight-asian="normal" style:font-weight-complex="normal"/>
    </style:style>
    <style:style style:name="P34" style:family="paragraph" style:parent-style-name="List" style:list-style-name=""/>
    <style:style style:name="P35" style:family="paragraph" style:parent-style-name="List">
      <style:text-properties fo:font-weight="bold" style:font-weight-asian="bold" style:font-weight-complex="bold"/>
    </style:style>
    <style:style style:name="P36" style:family="paragraph" style:parent-style-name="List" style:list-style-name="">
      <style:text-properties fo:font-weight="bold" style:font-weight-asian="bold" style:font-weight-complex="bold"/>
    </style:style>
    <style:style style:name="P37" style:family="paragraph" style:parent-style-name="List">
      <style:text-properties fo:font-style="normal" style:font-style-asian="normal" style:font-style-complex="normal"/>
    </style:style>
    <style:style style:name="P38" style:family="paragraph" style:parent-style-name="List" style:list-style-name="L4"/>
    <style:style style:name="P39" style:family="paragraph" style:parent-style-name="List">
      <style:text-properties style:use-window-font-color="true"/>
    </style:style>
    <style:style style:name="P40" style:family="paragraph" style:parent-style-name="List">
      <style:text-properties style:use-window-font-color="true" style:font-name="Tahoma2" fo:font-size="9pt" fo:language="en" fo:country="US" fo:font-style="normal" fo:font-weight="normal" style:language-asian="en" style:country-asian="US" style:font-name-complex="Tahoma2" style:font-size-complex="9pt"/>
    </style:style>
    <style:style style:name="P41" style:family="paragraph" style:parent-style-name="List" style:list-style-name="List_20_1">
      <style:paragraph-properties fo:margin-left="0cm" fo:margin-right="0cm" fo:text-indent="0cm" style:auto-text-indent="false"/>
      <style:text-properties fo:font-weight="normal" style:font-weight-asian="normal" style:font-weight-complex="normal"/>
    </style:style>
    <style:style style:name="P42" style:family="paragraph" style:parent-style-name="List" style:list-style-name="RTF_5f_Num_20_3">
      <style:paragraph-properties fo:margin-left="0cm" fo:margin-right="0cm" fo:margin-top="0cm" fo:margin-bottom="0.212cm" fo:line-height="150%" fo:text-indent="0cm" style:auto-text-indent="false" style:text-autospace="none" style:writing-mode="lr-tb">
        <style:tab-stops>
          <style:tab-stop style:position="1.499cm"/>
        </style:tab-stops>
      </style:paragraph-properties>
      <style:text-properties style:use-window-font-color="true" style:font-name="Tahoma2" fo:font-size="9pt" fo:language="en" fo:country="US" style:language-asian="en" style:country-asian="US" style:font-name-complex="Tahoma2" style:font-size-complex="9pt"/>
    </style:style>
    <style:style style:name="P43" style:family="paragraph" style:parent-style-name="List" style:list-style-name="List_20_1">
      <style:paragraph-properties fo:margin-left="0cm" fo:margin-right="0cm" fo:margin-top="0cm" fo:margin-bottom="0.212cm" fo:line-height="150%" fo:text-indent="0cm" style:auto-text-indent="false" style:text-autospace="none" style:writing-mode="lr-tb">
        <style:tab-stops>
          <style:tab-stop style:position="1.499cm"/>
        </style:tab-stops>
      </style:paragraph-properties>
      <style:text-properties style:use-window-font-color="true" style:font-name="Tahoma2" fo:font-size="9pt" fo:language="en" fo:country="US" style:language-asian="en" style:country-asian="US" style:font-name-complex="Tahoma2" style:font-size-complex="9pt"/>
    </style:style>
    <style:style style:name="P44" style:family="paragraph" style:parent-style-name="List">
      <style:paragraph-properties fo:margin-left="2.205cm" fo:margin-right="0cm" fo:text-indent="0cm" style:auto-text-indent="false"/>
    </style:style>
    <style:style style:name="P45" style:family="paragraph" style:parent-style-name="List" style:list-style-name="List_20_1">
      <style:paragraph-properties fo:margin-left="2.205cm" fo:margin-right="0cm" fo:text-indent="0cm" style:auto-text-indent="false"/>
    </style:style>
    <style:style style:name="P46"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background-color="#c0c0c0"/>
    </style:style>
    <style:style style:name="T7" style:family="text">
      <style:text-properties fo:background-color="#ffffcc"/>
    </style:style>
    <style:style style:name="T8" style:family="text">
      <style:text-properties fo:background-color="#23ff23"/>
    </style:style>
    <style:style style:name="T9" style:family="text">
      <style:text-properties fo:background-color="#00dcff"/>
    </style:style>
    <style:style style:name="T10" style:family="text">
      <style:text-properties fo:background-color="#ffd320"/>
    </style:style>
    <style:style style:name="T11" style:family="text">
      <style:text-properties style:use-window-font-color="true" fo:background-color="#9999ff"/>
    </style:style>
    <style:style style:name="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21cm" fo:text-indent="-0.635cm" fo:margin-left="0.9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56cm" fo:text-indent="-0.635cm" fo:margin-left="1.5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91cm" fo:text-indent="-0.635cm" fo:margin-left="2.1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26cm" fo:text-indent="-0.635cm" fo:margin-left="2.8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61cm" fo:text-indent="-0.635cm" fo:margin-left="3.4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96cm" fo:text-indent="-0.635cm" fo:margin-left="4.0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731cm" fo:text-indent="-0.635cm" fo:margin-left="4.7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66cm" fo:text-indent="-0.635cm" fo:margin-left="5.3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001cm" fo:text-indent="-0.635cm" fo:margin-left="6.0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36cm" fo:text-indent="-0.635cm" fo:margin-left="6.6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21cm" fo:text-indent="-0.635cm" fo:margin-left="0.9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56cm" fo:text-indent="-0.635cm" fo:margin-left="1.5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91cm" fo:text-indent="-0.635cm" fo:margin-left="2.1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26cm" fo:text-indent="-0.635cm" fo:margin-left="2.8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61cm" fo:text-indent="-0.635cm" fo:margin-left="3.4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96cm" fo:text-indent="-0.635cm" fo:margin-left="4.0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731cm" fo:text-indent="-0.635cm" fo:margin-left="4.7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66cm" fo:text-indent="-0.635cm" fo:margin-left="5.3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001cm" fo:text-indent="-0.635cm" fo:margin-left="6.0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36cm" fo:text-indent="-0.635cm" fo:margin-left="6.6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21cm" fo:text-indent="-0.635cm" fo:margin-left="0.9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56cm" fo:text-indent="-0.635cm" fo:margin-left="1.5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91cm" fo:text-indent="-0.635cm" fo:margin-left="2.1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26cm" fo:text-indent="-0.635cm" fo:margin-left="2.8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61cm" fo:text-indent="-0.635cm" fo:margin-left="3.4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96cm" fo:text-indent="-0.635cm" fo:margin-left="4.0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731cm" fo:text-indent="-0.635cm" fo:margin-left="4.7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66cm" fo:text-indent="-0.635cm" fo:margin-left="5.3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001cm" fo:text-indent="-0.635cm" fo:margin-left="6.0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36cm" fo:text-indent="-0.635cm" fo:margin-left="6.636cm"/>
        </style:list-level-properties>
      </text:list-level-style-number>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h text:style-name="P18" text:outline-level="1"><text:bookmark text:name="__RefHeading__1593_150505290"/><text:title>positioner - Comic fürs Netz</text:title><text:bookmark-end text:name="__RefHeading__1593_150505290"/></text:h>
      <text:p text:style-name="P9">This document is published under the Open Content License</text:p>
      <text:p text:style-name="P9">available from http://www.opencontent.org/opl.shtml</text:p>
      <text:p text:style-name="P9"/>
      <text:p text:style-name="P9">The content of this document is related to TYPO3 </text:p>
      <text:p text:style-name="P9">- a GNU/GPL CMS/Framework available from www.typo3.com</text:p>
      <text:p text:style-name="P9"/>
      <text:p text:style-name="P3">Extension Key: <text:subject>positioner</text:subject></text:p>
      <text:p text:style-name="P3">Language: <text:user-defined text:name="language (en, de, fr, nl, dk, es, ... )">de</text:user-defined></text:p>
      <text:p text:style-name="P3">Keywords: <text:keywords>Comic, positionierte Inhalte, Layer-Technik, easy-html</text:keywords></text:p>
      <text:p text:style-name="P3">Copyright 2000-2010, <text:user-defined text:name="Author">Dr. Dieter Porth</text:user-defined>, &lt;<text:user-defined text:name="Email">info@mobger.de</text:user-defined>&gt;</text:p>
      <text:p text:style-name="P3"/>
      <text:p text:style-name="P3">Der Inhalt erweitert die Funktionalität von TYPO3. </text:p>
      <text:list xml:id="list40519418" text:style-name="L1">
        <text:list-item>
          <text:p text:style-name="P15">TYPO3 ist ein GNU/GPL CMS/Framework, dass über <text:a xlink:type="simple" xlink:href="http://www.typo3.org/">www.typo3.org</text:a> erhältlich ist</text:p>
        </text:list-item>
        <text:list-item>
          <text:p text:style-name="P15">&lt;copyright&gt;</text:p>
        </text:list-item>
        <text:list-item>
          <text:p text:style-name="P15">/***************************************************************</text:p>
        </text:list-item>
        <text:list-item>
          <text:p text:style-name="P15"><text:s/>* Urheber <text:tab/>Dr. Dieter Porth</text:p>
        </text:list-item>
        <text:list-item>
          <text:p text:style-name="P15"><text:s/>*<text:tab/><text:tab/><text:tab/>Quakenbrück - 2014</text:p>
        </text:list-item>
        <text:list-item>
          <text:p text:style-name="P15"><text:s/>*<text:tab/><text:tab/><text:tab/>Positioner - Extension für TYPO3 </text:p>
        </text:list-item>
        <text:list-item>
          <text:p text:style-name="P15"><text:s/>***************************************************************/</text:p>
        </text:list-item>
        <text:list-item>
          <text:p text:style-name="P15">&lt;/copyright&gt;</text:p>
          <text:p text:style-name="P15"/>
        </text:list-item>
      </text:list>
      <text:p text:style-name="P3"/>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a xlink:type="simple" xlink:href="#__RefHeading__1593_150505290" text:style-name="Internet_20_link" text:visited-style-name="Internet_20_link">positioner - Comic fürs Netz<text:tab/>1</text:a></text:p>
          <text:p text:style-name="P13"><text:a xlink:type="simple" xlink:href="#__RefHeading__1595_150505290" text:style-name="Internet_20_link" text:visited-style-name="Internet_20_link">Einführung <text:tab/>3</text:a></text:p>
          <text:p text:style-name="P14"><text:a xlink:type="simple" xlink:href="#__RefHeading__1597_150505290" text:style-name="Internet_20_link" text:visited-style-name="Internet_20_link">Was tut es? <text:tab/>3</text:a></text:p>
          <text:p text:style-name="P14"><text:a xlink:type="simple" xlink:href="#__RefHeading__1039_79794641" text:style-name="Internet_20_link" text:visited-style-name="Internet_20_link">Anmerkung <text:tab/>3</text:a></text:p>
          <text:p text:style-name="P13"><text:a xlink:type="simple" xlink:href="#__RefHeading__1041_79794641" text:style-name="Internet_20_link" text:visited-style-name="Internet_20_link">Für den Redakteur<text:tab/>4</text:a></text:p>
          <text:p text:style-name="P14"><text:a xlink:type="simple" xlink:href="#__RefHeading__1043_79794641" text:style-name="Internet_20_link" text:visited-style-name="Internet_20_link">Zusammenfassung<text:tab/>4</text:a></text:p>
          <text:p text:style-name="P14"><text:a xlink:type="simple" xlink:href="#__RefHeading__1045_79794641" text:style-name="Internet_20_link" text:visited-style-name="Internet_20_link">'Positioner-Rahmen' – das neue Inhaltselement<text:tab/>4</text:a></text:p>
          <text:p text:style-name="P14"><text:a xlink:type="simple" xlink:href="#__RefHeading__1047_79794641" text:style-name="Internet_20_link" text:visited-style-name="Internet_20_link">'Positioner-Sprechblase' – unverzichtbares Inhaltselement für jeden Comic<text:tab/>5</text:a></text:p>
          <text:p text:style-name="P14"><text:a xlink:type="simple" xlink:href="#__RefHeading__1049_79794641" text:style-name="Internet_20_link" text:visited-style-name="Internet_20_link">Positionierung von anderer Inhaltselemente<text:tab/>9</text:a></text:p>
          <text:p text:style-name="P14"><text:a xlink:type="simple" xlink:href="#__RefHeading__1051_79794641" text:style-name="Internet_20_link" text:visited-style-name="Internet_20_link">Positionierung der Audio-Element <text:tab/>9</text:a></text:p>
          <text:p text:style-name="P14"><text:a xlink:type="simple" xlink:href="#__RefHeading__1053_79794641" text:style-name="Internet_20_link" text:visited-style-name="Internet_20_link">Anhang: Speicherorte der Hilfsgraphiken für Comics<text:tab/>10</text:a></text:p>
          <text:p text:style-name="P14"><text:a xlink:type="simple" xlink:href="#__RefHeading__1055_79794641" text:style-name="Internet_20_link" text:visited-style-name="Internet_20_link">FAQ: <text:tab/>10</text:a></text:p>
          <text:p text:style-name="P13"><text:a xlink:type="simple" xlink:href="#__RefHeading__1611_150505290" text:style-name="Internet_20_link" text:visited-style-name="Internet_20_link">Hinweise zur Installation / Administration<text:tab/>13</text:a></text:p>
          <text:p text:style-name="P14"><text:a xlink:type="simple" xlink:href="#__RefHeading__1613_150505290" text:style-name="Internet_20_link" text:visited-style-name="Internet_20_link">FAQ<text:tab/>13</text:a></text:p>
          <text:p text:style-name="P13"><text:a xlink:type="simple" xlink:href="#__RefHeading__1615_150505290" text:style-name="Internet_20_link" text:visited-style-name="Internet_20_link">Konfiguration <text:tab/>14</text:a></text:p>
          <text:p text:style-name="P14"><text:a xlink:type="simple" xlink:href="#__RefHeading__1057_79794641" text:style-name="Internet_20_link" text:visited-style-name="Internet_20_link">Konstanten <text:tab/>14</text:a></text:p>
          <text:p text:style-name="P14"><text:a xlink:type="simple" xlink:href="#__RefHeading__1059_79794641" text:style-name="Internet_20_link" text:visited-style-name="Internet_20_link">TypoScript<text:tab/>14</text:a></text:p>
          <text:p text:style-name="P14"><text:a xlink:type="simple" xlink:href="#__RefHeading__1061_79794641" text:style-name="Internet_20_link" text:visited-style-name="Internet_20_link">FAQ<text:tab/>14</text:a></text:p>
          <text:p text:style-name="P13"><text:a xlink:type="simple" xlink:href="#__RefHeading__1621_150505290" text:style-name="Internet_20_link" text:visited-style-name="Internet_20_link">Mit dem Positioner ein Comic erstellen / Tutorial<text:tab/>15</text:a></text:p>
          <text:p text:style-name="P13"><text:a xlink:type="simple" xlink:href="#__RefHeading__1623_150505290" text:style-name="Internet_20_link" text:visited-style-name="Internet_20_link">Bekannte Probleme <text:tab/>16</text:a></text:p>
          <text:p text:style-name="P13"><text:a xlink:type="simple" xlink:href="#__RefHeading__1167_79794641" text:style-name="Internet_20_link" text:visited-style-name="Internet_20_link">Ideen für die Zukunft<text:tab/>17</text:a></text:p>
          <text:p text:style-name="P13"><text:a xlink:type="simple" xlink:href="#__RefHeading__1627_150505290" text:style-name="Internet_20_link" text:visited-style-name="Internet_20_link">ChangeLog<text:tab/>18</text:a></text:p>
        </text:index-body>
      </text:table-of-content>
      <text:p text:style-name="P7"/>
      <text:h text:style-name="Heading_20_2" text:outline-level="2"><text:bookmark text:name="__RefHeading__1595_150505290"/>Einführung <text:bookmark-end text:name="__RefHeading__1595_150505290"/></text:h>
      <text:h text:style-name="Heading_20_3" text:outline-level="3"><text:bookmark text:name="__RefHeading__1597_150505290"/>Was tut es? <text:bookmark-end text:name="__RefHeading__1597_150505290"/></text:h>
      <text:list xml:id="list40520997" text:style-name="List_20_1">
        <text:list-item>
          <text:p text:style-name="List">Der Positioner bietet dem Redakteur die Möglichkeit, Inhaltselemente in einem 'relativen' Koordinatenrahmen frei zu positionieren. Die Extension eignet sich unter anderem dazu, Sprechblasen in Comics zu setzen. <text:s/></text:p>
        </text:list-item>
        <text:list-item>
          <text:p text:style-name="P29">Das neue Content-Element „Positioner“ schafft dafür „das Koordinatensystem“ und fungiert auch als Platzhalter für ein Comic-Bild.</text:p>
        </text:list-item>
        <text:list-item>
          <text:p text:style-name="List">Die Extension bringt als Vorlage einige Sprechblasen-Graphiken mit.</text:p>
        </text:list-item>
        <text:list-item>
          <text:p text:style-name="P29">Die Extension bringt ein Hilfsgitter (50 x 50px) mit, um die Koordinaten der Comic-Blasen leichter zu bestimmen. </text:p>
        </text:list-item>
        <text:list-item>
          <text:p text:style-name="List">Die Extension bringt einen jQuery-Player und das dazugehörige jQuery-Script mit, um so den Sprechblasen eine Stimme verleihen, die nach dem Anklicken der Sprechblase ertönt. <text:s text:c="3"/></text:p>
        </text:list-item>
      </text:list>
      <text:h text:style-name="Heading_20_3" text:outline-level="3"><text:bookmark text:name="__RefHeading__1039_79794641"/>Anmerkung <text:bookmark-end text:name="__RefHeading__1039_79794641"/></text:h>
      <text:list xml:id="list40520613" text:continue-numbering="true" text:style-name="List_20_1">
        <text:list-item>
          <text:p text:style-name="P29">Die Extension ist mit TYPO3 6.2 und deren CSS styled content getestet worden. Es wurde nicht getestet, ob die Extension auch in früheren TYPO3-Versionen funktioniert. </text:p>
        </text:list-item>
        <text:list-item>
          <text:p text:style-name="P29">Neben Comics könnte die Extension genutzt werden, um im Internet auch funktionalen Analphabeten auf einfache Art und Weise Erklärungs-intensive Produkte näher zu bringen. </text:p>
        </text:list-item>
      </text:list>
      <text:h text:style-name="Heading_20_3" text:outline-level="3"/>
      <text:h text:style-name="P19" text:outline-level="2"><text:bookmark text:name="__RefHeading__1041_79794641"/>Für den Redakteur<text:bookmark-end text:name="__RefHeading__1041_79794641"/></text:h>
      <text:h text:style-name="Heading_20_3" text:outline-level="3"><text:bookmark text:name="__RefHeading__1043_79794641"/>Zusammenfassung<text:bookmark-end text:name="__RefHeading__1043_79794641"/></text:h>
      <text:list xml:id="list40512008" text:continue-numbering="true" text:style-name="List_20_1">
        <text:list-item>
          <text:p text:style-name="P31">Das Inhaltselement „Positioner-Rahmen“ schafft für alle nachfolgenden Inhaltselemente bis zum nächsten „Positioner Rahmen“ einen eigenständigen Positionierungsraum.</text:p>
        </text:list-item>
        <text:list-item>
          <text:p text:style-name="P31">Das Inhaltselement „Positioner-Sprechblase“ legt die erste Graphik unter den Text aus dem RTE-Editor. Die Überschrift bleibt unberücksichtigt.</text:p>
        </text:list-item>
        <text:list-item>
          <text:p text:style-name="P29"><text:span text:style-name="T4">Genauso wie alle anderen Inhaltselemente kann die Sprechblase über die selbsterklärenden Eigenschaften </text:span><text:s text:c="2"/>beim <text:span text:style-name="T4">beim Reiter „Erscheinungsbild“ positioniert und mit einem Rahmen versehen werden. Die Sprechblase kann nicht nur gedreht sondern auch farblich verändert, gedreht und halbtransparent gemacht werden. Auch sind Überlagerungen mit per z-Index möglich.</text:span></text:p>
        </text:list-item>
        <text:list-item>
          <text:p text:style-name="P31">Vorlagen für Sprechblasen finden sich im Ordner „fileadmin/positioner/Bubbles“.</text:p>
          <text:p text:style-name="P31"/>
        </text:list-item>
      </text:list>
      <text:p text:style-name="P36">Der nachfolgende Text erläutert Obiges ausführlich und kann übersprungen werden.</text:p>
      <text:h text:style-name="Heading_20_3" text:outline-level="3"><text:bookmark text:name="__RefHeading__1045_79794641"/>'Positioner-Rahmen' – das neue Inhaltselement<text:bookmark-end text:name="__RefHeading__1045_79794641"/></text:h>
      <text:list xml:id="list40530841" text:continue-numbering="true" text:style-name="List_20_1">
        <text:list-item>
          <text:p text:style-name="P29"><draw:frame draw:style-name="fr2" draw:name="Grafik3" text:anchor-type="paragraph" svg:x="0.026cm" svg:y="0.113cm" svg:width="17.699cm" svg:height="14.386cm" draw:z-index="56"><draw:image xlink:href="../Images/Content-Element_Positioner.png" xlink:type="simple" xlink:show="embed" xlink:actuate="onLoad"/></draw:frame><text:span text:style-name="T4">Ein Comic besteht üblicherweise aus mehreren Bildern. Aus Gründen der Übersichtlichkeit sollte man mit dem „Positioner-Rahmen“ für jedes Bild einen eigenen Positionsrahmen mit eigenem Koordinatensystem schaffen, um in dem freigehaltenen </text:span><text:soft-page-break/><text:span text:style-name="T4">Platz das Comic-Bild und die Sprechblasen zu positionieren. <text:s/>Das Inhaltselement ist bei den speziellen Inhaltselementen zu finden.</text:span></text:p>
        </text:list-item>
        <text:list-item>
          <text:p text:style-name="P31">Beim Setzen des “Positioner-Rahmens” muss die Option „Einrückung und Rahmen“ auf „Positioner“ eingestellt bleiben. Diese Einstellung <text:s/>bewirkt, dass der „Positioner-Rahmen“ sich als Platzhalter mit seiner definierten Größe in den normalen Fluss der HTML-Website einfügt und dass nur seine Kinder aus diesem Fluss herausgelöst sind. Die geschieht dadurch, dass der „Positioner-Rahmenper Inline-Style neben der Breite und Höhe auch den CSS-Befehl „position: relative“ zugeordnet bekommt. <text:s/></text:p>
        </text:list-item>
        <text:list-item>
          <text:p text:style-name="P31">Wird bei „Einrückung und Rahmen“ eine andere Option als „Positioner“ eingestellt, so wird dem „Positioner-Rahmen“ der CSS-Inline-Style „position: absolute;“ zugeordnet. <text:s/>Die kann zu unerwarteten Effekten führen und sollte nur gemacht werden, wenn man weiß, was man tut. </text:p>
          <text:p text:style-name="P31"><draw:frame draw:style-name="fr3" draw:name="Grafik7" text:anchor-type="paragraph" svg:width="17.699cm" svg:height="6.75cm" draw:z-index="54"><draw:image xlink:href="../Images/Content-Element_Positioner_-_Einstellung_Rahmen.png" xlink:type="simple" xlink:show="embed" xlink:actuate="onLoad"/></draw:frame></text:p>
        </text:list-item>
      </text:list>
      <text:h text:style-name="P22" text:outline-level="4"><text:span text:style-name="T3">Anmerkung zur Technik beim „Positioner-Rahmen</text:span>: </text:h>
      <text:list xml:id="list40521257" text:continue-numbering="true" text:style-name="List_20_1">
        <text:list-item>
          <text:p text:style-name="P31">Das Element „Positioner-Rahmen“ übergibt per „HTML-Injection“ unter Missachtung der üblichen TYPO3-Geflogenheiten statt eines abgeschlossenen HTML-Fragments ein Spalter-Element vom Typ &lt;/div&gt;&lt;div ...&gt;“ an das Template. <text:s/>Damit spaltet es das umschließende HTML-Element auf und ermöglicht für das zweite Elemente die Definition eines eigenen Positionsrahmens. Die Spaltungs-Tag muss kein „div“-Tag sein und kann per Konstanten an das HTML-Layout der Seite angepasst werden.</text:p>
        </text:list-item>
      </text:list>
      <text:h text:style-name="P20" text:outline-level="3"><text:bookmark text:name="__RefHeading__1047_79794641"/>'Positioner-Sprechblase' – unverzichtbares Inhaltselement für jeden Comic<text:bookmark-end text:name="__RefHeading__1047_79794641"/></text:h>
      <text:list xml:id="list40511598" text:continue-numbering="true" text:style-name="List_20_1">
        <text:list-item>
          <text:p text:style-name="P31">Die Maske für das Inhaltselement „Positioner-Sprechblase“ ähnelt im Backend dem Inhaltselement „Text und Bilder“, wobei es aber eine andere Funktionsweise aufweist. Unter anderem bleibt die Überschrift bei der Ausgabe auf der Website unberücksichtigt. Die Angabe der Überschrift sollte aber trotzdem ausgefüllt werden, um im Backend eine Orientierungshilfe zu haben. </text:p>
        </text:list-item>
        <text:list-item>
          <text:p text:style-name="P31"><draw:frame draw:style-name="fr2" draw:name="Grafik9" text:anchor-type="paragraph" svg:x="0.106cm" svg:y="0.161cm" svg:width="17.699cm" svg:height="11.984cm" draw:z-index="55"><draw:image xlink:href="../Images/Content-Element_Sprechblase.png" xlink:type="simple" xlink:show="embed" xlink:actuate="onLoad"/></draw:frame>Der Text im RTE-Editor wird in der Sprechblase ausgegeben. Die Formatierungen des Textes werden übernommen. </text:p>
        </text:list-item>
        <text:list-item>
          <text:p text:style-name="P31"><text:soft-page-break/>Wie beim Inhaltselement „Text und Bild“ können Sie mehrere Bilder einpflegen. Es wird aber nur erste aktive Bild als „Sprechblase“ unter den Text geschoben. <text:s text:c="2"/></text:p>
        </text:list-item>
        <text:list-item>
          <text:p text:style-name="P31">Wie die nachfolgende Abbildung zeigt, kann der Redakteur beim Reiter „Erscheinungsbild“ für das Inhaltselement verschiedene Einstellungen vornehmen, um die Sprechblase optisch zu verändern und um sie zu positionieren. Die Einstellungen betreffen das Layout, <text:s/>die Bilder-Effekte, den „Blasen-Rahmen“, die Größe, die Positionierung, die Grundfarbe und die Transparenz. Im nachfolgenden Screenshot sind die verschiedenen Einstellungen farblich umrahmt worden.</text:p>
        </text:list-item>
      </text:list>
      <text:h text:style-name="P25" text:outline-level="4">Rahmenbildung (gelbe Umrahmung) und Dimension (lila Umrahmung)</text:h>
      <text:list xml:id="list40529090" text:continue-numbering="true" text:style-name="List_20_1">
        <text:list-item>
          <text:p text:style-name="P31">Beim Positionieren der Sprechblase muss oft Rücksicht auf das darunter liegende Comic-Bild genommen werden, wobei meiste entweder die Breite oder aber die Höhe der Sprechblase festzulegen ist. Die HTML-Codierung unterstützt diese Art der Dimensionierung. Mit Blick auf die dynamische Anpassung sollte man möglichst nur die Breite oder nur die Höhe definieren. </text:p>
        </text:list-item>
        <text:list-item>
          <text:p text:style-name="P31">Beim Setzen von Texten reserviert der Browser für die Texte rechteckige Bereiche. Gedankenblasen, Sprechblasen und andere Blasen sind meist rund und haben oft zusätzlich auch einen „Zuordnungspfeil“. Damit der Text in die Blase hineinpasst, muss der Redakteur jeweils Platz für den Rand reservieren – sonst würde der Text über den Rand der Sprechblase hinaus geschrieben werden. Mit den Pixel-Angaben „oben“, „rechts“, „unten“ und „links“ kann dieser graphisch notwendige „Rand/Überlappungsbereich“ individuell auf die jeweilige Sprechblase angepasst werden. Die mitgelieferten Sprechblasen erwarten meist ungefähr 20px (also zirka 10-15%) Überhang in jede Richtung. Der Überhang in Richtung des Sprechblasen-Pfeil ist etwas größer. Der Bedarf kann sich ändern, da sich die Größe der Sprechblasen an den Platzbedarf der Texte anpassen. </text:p>
        </text:list-item>
      </text:list>
      <text:h text:style-name="P25" text:outline-level="4">Effekte (rosa Umrahmung)</text:h>
      <text:list xml:id="list40514448" text:continue-numbering="true" text:style-name="List_20_1">
        <text:list-item>
          <text:p text:style-name="P41">Da TYPO3 im Prinzip das Drehen von Bildern unterstützt, kann die Zahl der Vorlagen für die Sprechblasen klein gehalten. (Es hat einiges Mühe gekostet, das richtige TypoScript zu entwickeln, welches unter Erhalt der transparenten Pixel eine <text:soft-page-break/>Umfärbung der Sprechblase machte. Das eigentlich dafür vorgesehene GIFBUILDER-Objekt füllt leider vorm Drehen die transparenten <text:s/>Pixel mit einer Farbe, die sich später nicht mehr entfernen ließ). <text:s/></text:p>
        </text:list-item>
      </text:list>
      <text:h text:style-name="P22" text:outline-level="4"><draw:frame draw:style-name="fr2" draw:name="Grafik4" text:anchor-type="paragraph" svg:x="0.053cm" svg:y="0.289cm" svg:width="17.699cm" svg:height="16.131cm" draw:z-index="53"><draw:image xlink:href="../Images/Positionierung_von_Elementen.png" xlink:type="simple" xlink:show="embed" xlink:actuate="onLoad"/></draw:frame><text:span text:style-name="T3">Layout-Einstellungen (blaue Umrahmung) </text:span>: </text:h>
      <text:list xml:id="list40516660" text:continue-numbering="true" text:style-name="List_20_1">
        <text:list-item>
          <text:p text:style-name="P31">Die Kombination „Layout: 'Comic'“ und „Einrückung und Rahmen: 'Positioner'“ führt bei der Sprechblase <text:s/>dazu, dass im umfassenden Rahmen statt der CSS-Klasse 'layout-0' die CSS-Klasse 'layout-67' gesetzt wird. Wichtig wird diese Kombination, wenn per Inhaltselement „Medien“ auch anklickbare Audio-Dateien gesetzt werden sollen. Bei dieser Kombination wird die Anzeige der Links zu den Medien unterdrückt.</text:p>
        </text:list-item>
      </text:list>
      <text:h text:style-name="Heading_20_4" text:outline-level="4"><text:span text:style-name="T3">x-, y-, z-Koordinaten (grüne Umrahmung)</text:span> </text:h>
      <text:list xml:id="list40534480" text:continue-numbering="true" text:style-name="List_20_1">
        <text:list-item>
          <text:p text:style-name="P31">Bei den Angaben zur Position führen positive Werte normalerweise zu einer Position rechts von der linken Kante bzw. unterhalb der oberen Kante des „Positioner-Rahmen“. Durch Aktivieren der Checkbox „von rechts ab“ werden links und rechts vertauscht. Statt des linken Randes wird der rechte Rand zur Bezugskante und positive Zahlen führen dann zu Positionen links von der rechtsseitigen Bezugskante. Bei der Aktivierung der checkbox „von unten ab“ geschieht analoges.</text:p>
        </text:list-item>
      </text:list>
      <text:h text:style-name="Heading_20_4" text:outline-level="4">Intermezzo: Regeln zum z-Index</text:h>
      <text:list xml:id="list40515604" text:style-name="L2">
        <text:list-item>
          <text:p text:style-name="P32">Kind-Elemente überdecken immer Elter-Elemente und sind Teil des Elterelements.</text:p>
        </text:list-item>
        <text:list-item>
          <text:p text:style-name="P32"><text:soft-page-break/>Geschwister-Elemente überdecken sich in Reihenfolge ihre z-Indices.</text:p>
        </text:list-item>
        <text:list-item>
          <text:p text:style-name="P32">Bei gleichen z-Index überdecken später definierte Element die früher definierten Elemente.</text:p>
        </text:list-item>
      </text:list>
      <text:h text:style-name="Heading_20_4" text:outline-level="4">Intermezzo: Verstehen der Logik der z-Indices</text:h>
      <text:list xml:id="list40529496" text:continue-list="list40534480" text:style-name="List_20_1">
        <text:list-item text:start-value="1">
          <text:p text:style-name="P31">Auch wenn der erste Eindruck eine Ähnlichkeit vom z-Index zur z-Koordinate nahelegt, so ist der z-Index im Gegensatz zu einer globalen z-Koordinate immer nur lokal gültig. Der z-Index ermöglicht keine absoluter Positionierung von verschiedenen Ebenen innerhalb einer Website, sondern nur die Positionierung von Inhaltselementen im jeweiligen „Positioner-Rahmen“ bzw. im jeweiligen Eltern-Element. </text:p>
        </text:list-item>
        <text:list-item>
          <text:p text:style-name="P31">Der folgenden HTML-Code und das nachfolgenden Ergebnis-Bild verdeutlicht beispielhaft die lokale Logik der z-Indices:</text:p>
        </text:list-item>
      </text:list>
      <text:p text:style-name="P8"><text:tab/><text:span text:style-name="T6">&lt;div id="top" style="position: absolute; z-index: 25; width: 300px; height: 10px; background-color: gray;"&gt;&lt;/div&gt;</text:span></text:p>
      <text:p text:style-name="P8"><text:tab/><text:span text:style-name="T7">&lt;div id="middle" style="position: absolute; z-index: 10; width: 100px; height: 400px; background-color: gold;"&gt;</text:span></text:p>
      <text:p text:style-name="P8"><text:tab/> <text:s text:c="3"/><text:span text:style-name="T10">&lt;div id="subLow" style="position: absolute; z-index: 3; width: 130px; height: 50px; background-color: orange;"&gt;&lt;/div&gt;</text:span></text:p>
      <text:p text:style-name="P8"><text:tab/><text:span text:style-name="T7">&lt;/div&gt;</text:span></text:p>
      <text:p text:style-name="P8"><text:tab/><text:span text:style-name="T8">&lt;div id="bottom" style="position: absolute; z-index: 5; width: 200px; height: 200px; background-color: green;"&gt;</text:span></text:p>
      <text:p text:style-name="P8"><text:tab/> <text:s text:c="3"/><text:span text:style-name="T9">&lt;div id="subTop" style="position: absolute; z-index: 70; width: 150px; height: 150px; background-color: blue;"&gt;&lt;/div&gt;</text:span></text:p>
      <text:p text:style-name="P8"><text:tab/><text:span text:style-name="T8">&lt;/div&gt;</text:span></text:p>
      <text:p text:style-name="P4"><text:s text:c="17"/><text:span text:style-name="T11">&lt;div id="top" style="position: absolute; z-index: 5; width: 130px; height: 300px; background-color: #800080;"&gt;&lt;/div&gt;</text:span></text:p>
      <text:list xml:id="list40508632" text:continue-numbering="true" text:style-name="List_20_1">
        <text:list-item>
          <text:p text:style-name="P31"><draw:frame draw:style-name="fr2" draw:name="Grafik5" text:anchor-type="paragraph" svg:x="0cm" svg:y="0.159cm" svg:width="17.699cm" svg:height="6.092cm" draw:z-index="52"><draw:image xlink:href="../Images/z-Index-Logik.png" xlink:type="simple" xlink:show="embed" xlink:actuate="onLoad"/></draw:frame>Ohne <text:s/>z-Index gilt im HTML, dass später definierte Elemente die früher definierten Element überdecken. Ohne z-Index wäre die lilafarbene Fläche in seiner Gänze zu sehen. Mit dem z-Index ändert sich die Situation in komplizierter Art, da der z-Index keine absolute z-Koordinate ist. Obwohl zum Beispiel der „div“-Container der blaue Fläche mit 70 den höchsten z-Index unter allen „div“-Containern hat, überdeckt er nur sein grünes Elter-Element, welches mit dem Wert 5 den zweit-kleinsten z-Index unter allen Indices aufweist. Die blaue Fläche erbt also in erster Linie den niedrigen z-Index 5 seines Elter-Elementes. <text:s/>Der z-Index 70 bleibt ohne Wirkung, dass die blaue Fläche keine Geschwister-Elemente hat. Die orange-farbige Fläche wird trotz seines kleinen z-Index 3 nur von der grauen Fläche überdeckt, weil es die gelbe Fläche seines Elter-Elementes überdeckt und weil die gelbe Elternfläche mit einem z-Index von 10 den zweit-höchsten Wert unter den Geschwister-Elementen hat. Der Wert 10 wird nur von der grauen Geschwister-Fläche mit dem z-Index 25 übertroffen. Da bei den Kinderflächen zuerst die z-Indices von ihren Eltern zum Vergleich herangezogen werden, wird auch die blaue Fläche (Kind der grünen Fläche) von der orangefarbenen Fläche (Kind der gelben Fläche) überdeckt. <text:s/>Angesichts dieser Ausführungen ist klar, dass die graue Fläche mit seinem z-Index von 25 den höchsten aller z-Indices in seiner Gruppe hat und damit alle anderen Flächen(Grau,Gelb,Lila,Grün) und alle anderen Kinderflächen (Orange, Blau) überdeckt.</text:p>
        </text:list-item>
        <text:list-item>
          <text:p text:style-name="P31">Trotz des gleich z-Index-Wertes von 5 überdeckt die lilafarbene Fläche blau und grün, weil im obigen HTML-Code <text:s/>die lilafarbene Fläche nach der grünen Fläche definiert wurde. </text:p>
        </text:list-item>
      </text:list>
      <text:h text:style-name="P23" text:outline-level="4"><text:soft-page-break/>Farbanpassung (roter Umrahmung)</text:h>
      <text:list xml:id="list40530052" text:continue-numbering="true" text:style-name="List_20_1">
        <text:list-item>
          <text:p text:style-name="P31">Im Normalfall sind Sprechblasen weiß. Weil aber Farben in der Kunst oft als Ausdrucksmittel für Gefühle und Stimmungen dienen, bietet die Extension auch die Möglichkeit, Sprechblasen umzufärben. Dazu muss der Redakteur drei Farben angeben:</text:p>
        </text:list-item>
      </text:list>
      <text:list xml:id="list40512045" text:style-name="L3">
        <text:list-item>
          <text:p text:style-name="P33">die zu entfernende Farbe </text:p>
        </text:list-item>
        <text:list-item>
          <text:p text:style-name="P33">die neu einzufügende <text:s/>Farbe und </text:p>
        </text:list-item>
        <text:list-item>
          <text:p text:style-name="P33">eine Hilfsfarbe zum Maskieren transparenter Pixel.</text:p>
        </text:list-item>
      </text:list>
      <text:list xml:id="list40527288" text:continue-list="list40530052" text:style-name="List_20_1">
        <text:list-item text:start-value="1">
          <text:p text:style-name="P29"><text:span text:style-name="T4">Alle Farben sind <text:s/>ohne die im HTML übliche Raute als sechsstellige RGB-Codes anzugeben. Für Weiß ist der RGB-Code 'fffff' einzugeben, während für schwarz der Code „000000“ oder für Gold der Code „</text:span>FFD700<text:span text:style-name="T4">“ einzutragen wäre. Als Maskierungsfarbe sollte eine Farbe verwendet werden, die in der Sprechblase nicht vorkommt. Die könnte zum Beispiel das fast-weiß „fefefe“ sein. Damit sie auch ihre Vorlagen umfärben können, kann die Maskierungsfarbe im Backend-Formular geändert werden.</text:span></text:p>
        </text:list-item>
      </text:list>
      <text:h text:style-name="P23" text:outline-level="4">Transparenz (schwarze Umrandung)</text:h>
      <text:list xml:id="list40520802" text:continue-numbering="true" text:style-name="List_20_1">
        <text:list-item>
          <text:p text:style-name="P31">TYPO3 unterstützt bei der Verarbeitung von Graphiken nicht die Erzeugung von halbtransparenten Graphiken. Diese Erzeugung solcher halbtransparenten Graphiken muss der Browser übernehmen. Die Transparenz kann dabei mit der CSS-Anweisung „opacity“ erzwingen. Zu beachten ist an dieser Stelle nur, dass im Backend wirklich die Transparenz in % anzugeben ist. Eine vollständige Durchsichtigkeit wird also bei 100(%), während eine vollständige Undurchsichtigkeit mit 0% Transparenz erzielt wird. (Transparente Pixel im Bild selbst behalten ihre Eigenschaften, auch wenn das HTML-Bild als vollständig undurchsichtig definiert ist.) </text:p>
        </text:list-item>
      </text:list>
      <text:h text:style-name="P20" text:outline-level="3"><text:bookmark text:name="__RefHeading__1049_79794641"/>Positionierung von anderer Inhaltselemente<text:bookmark-end text:name="__RefHeading__1049_79794641"/></text:h>
      <text:list xml:id="list40517830" text:continue-numbering="true" text:style-name="List_20_1">
        <text:list-item>
          <text:p text:style-name="P31">Die Extension „positioner“ erweitert die Tabelle „tt_content“. Grundsätzlich wirken die Angaben zu Positionierung auch bei anderen Elemente. Wenn jemand die Farbänderungsfunktionalität nutzen möchte, so muss das TypoScript angepasst werden. Wer einen Steinbruch für entsprechende TypoScript-Definitionen braucht, sei auf das Template der Extension verwiesen. <text:s/></text:p>
        </text:list-item>
        <text:list-item>
          <text:p text:style-name="P31">Beim „Positioner-Sprechblase“ und zum „Positioner-Rahmen“ wird der z-Index nur gesetzt, wenn mindestens eine Höhe oder eine Breite für das Element definiert wurde. Bei den normalen normalen Inhaltselementen wird der z-Index gesetzt, sobald er mit einem Wert ungleich 0 definiert ist. Es wird angenommen, dass die Dimensionen des Inhaltselement an andere Stelle klar definiert sind. </text:p>
        </text:list-item>
        <text:list-item>
          <text:p text:style-name="P31">Zu beachten ist an dieser Stelle auch, dass die <text:s/>Inhaltselemente mit einem z-Index aus dem üblichen Aufbaufluss einer Website herausfallen. Es kann also zu „unerwarteten“ Überdeckungen und Überschneidungen kommen. Beispielsweise beginnen im Bild zur Erläuterung der z-Index-Wirkungsweise alle „div“-Container in der linken oberen Ecke, obwohl jeder „Div“-Container gemäß Vorgabe ein Block-Element ist. Ohne <text:s/>z-Index werden Blockelemente untereinander dargestellt.</text:p>
        </text:list-item>
        <text:list-item>
          <text:p text:style-name="P31">Die Extension unterstützt von sich aus in den normalen Inhaltselementen nicht das individuelle Setzen von Rahmen und auch nicht die individuelle Farbbearbeitung bei Bildern. Hierfür sind entsprechende Anpassungen vorzunehmen. </text:p>
        </text:list-item>
      </text:list>
      <text:h text:style-name="P20" text:outline-level="3"><text:bookmark text:name="__RefHeading__1051_79794641"/>Positionierung der Audio-Element <text:bookmark-end text:name="__RefHeading__1051_79794641"/></text:h>
      <text:list xml:id="list40515815" text:continue-numbering="true" text:style-name="List_20_1">
        <text:list-item>
          <text:p text:style-name="P31">Die Zuordnung der Audioelemente zu den Sprechblasen organisiert das kleine jQuery-Script. Die Logik ist ganz einfach. Wenn direkte nach einer Sprechblase ein Sammlung mit Audiodateien folgt, dann „weiß“ das jQuery-Script, dass die Dateien zur Sprechblase gehören und nur dann werden die Audiodateien abgespielt. Wenn irgendein HTML-Element sich zwischen Sprechblasen-Container und Audio-Container drängt, dann wird nichts mehr abgespielt. </text:p>
        </text:list-item>
        <text:list-item>
          <text:p text:style-name="P31">Wenn man in der Inhaltsspalte nach der Sprechblase sofort das Medienelement mit den Audiodateien präsentiert, dann sollte eigentlich alles automatisch funktionieren. </text:p>
        </text:list-item>
      </text:list>
      <text:h text:style-name="P20" text:outline-level="3"><text:soft-page-break/></text:h>
      <text:h text:style-name="P20" text:outline-level="3"><text:bookmark text:name="__RefHeading__1053_79794641"/>Anhang: Speicherorte der Hilfsgraphiken für Comics<text:bookmark-end text:name="__RefHeading__1053_79794641"/></text:h>
      <text:list xml:id="list40510798" text:continue-numbering="true" text:style-name="List_20_1">
        <text:list-item>
          <text:p text:style-name="P29">Anhang: Speicherorte der Hilfsgraphiken für Comics </text:p>
        </text:list-item>
      </text:list>
      <table:table table:name="Tabelle1" table:style-name="Tabelle1">
        <table:table-column table:style-name="Tabelle1.A"/>
        <table:table-column table:style-name="Tabelle1.B"/>
        <table:table-column table:style-name="Tabelle1.C"/>
        <table:table-header-rows>
          <table:table-row>
            <table:table-cell table:style-name="Tabelle1.A1" office:value-type="string">
              <text:list xml:id="list40510390" text:continue-numbering="true" text:style-name="List_20_1">
                <text:list-item>
                  <text:p text:style-name="P28">Aspekt</text:p>
                </text:list-item>
              </text:list>
            </table:table-cell>
            <table:table-cell table:style-name="Tabelle1.A1" office:value-type="string">
              <text:list xml:id="list40523748" text:continue-numbering="true" text:style-name="List_20_1">
                <text:list-item>
                  <text:p text:style-name="P28">Beschreibung:</text:p>
                </text:list-item>
              </text:list>
            </table:table-cell>
            <table:table-cell table:style-name="Tabelle1.C1" office:value-type="string">
              <text:list xml:id="list40533658" text:continue-numbering="true" text:style-name="List_20_1">
                <text:list-item>
                  <text:p text:style-name="P28">Vorgabe</text:p>
                </text:list-item>
              </text:list>
            </table:table-cell>
          </table:table-row>
        </table:table-header-rows>
        <table:table-row>
          <table:table-cell table:style-name="Tabelle1.A2" table:number-columns-spanned="2" office:value-type="float" office:value="0">
            <text:list xml:id="list40537193" text:continue-numbering="true" text:style-name="List_20_1">
              <text:list-item>
                <text:p text:style-name="P27">Beigefügte Graphiken </text:p>
              </text:list-item>
            </text:list>
          </table:table-cell>
          <table:covered-table-cell/>
          <table:table-cell table:style-name="Tabelle1.C2">
            <text:list xml:id="list40516117" text:continue-numbering="true" text:style-name="List_20_1">
              <text:list-item>
                <text:p text:style-name="P26"/>
              </text:list-item>
            </text:list>
          </table:table-cell>
        </table:table-row>
        <table:table-row>
          <table:table-cell table:style-name="Tabelle1.A2" office:value-type="float" office:value="0">
            <text:list xml:id="list40523000" text:continue-numbering="true" text:style-name="List_20_1">
              <text:list-item>
                <text:p text:style-name="P26">'Sprechblasen“-Ordner</text:p>
              </text:list-item>
            </text:list>
          </table:table-cell>
          <table:table-cell table:style-name="Tabelle1.A2" office:value-type="float" office:value="0">
            <text:list xml:id="list40525067" text:continue-numbering="true" text:style-name="List_20_1">
              <text:list-item>
                <text:p text:style-name="P26">Die Angabe zum Ordner bezieht sich auf. </text:p>
              </text:list-item>
              <text:list-item>
                <text:p text:style-name="P26">Die Sprechblasen-Namen untergliedern sich in vier Abschniitte:</text:p>
              </text:list-item>
              <text:list-item>
                <text:p text:style-name="P26">Richtung des Sprechblasenpfeils<text:line-break/>Bottom/Unten – Left/Links – Top/Oben – Right/Rechts – Center/Mitte</text:p>
              </text:list-item>
              <text:list-item>
                <text:p text:style-name="P26">Typus<text:line-break/>Border/Weiße Fläche Mit Rahmen – NoBorder/Nur weiße Fläche</text:p>
              </text:list-item>
              <text:list-item>
                <text:p text:style-name="P26">Stimmung<text:line-break/>Think/Denken – Talk/Sprechen – Shout/Rufen – Yell/Schreien</text:p>
              </text:list-item>
              <text:list-item>
                <text:p text:style-name="P26">Grundform<text:line-break/>Tall/Hoch – Wide/Breit</text:p>
              </text:list-item>
              <text:list-item>
                <text:p text:style-name="P26">Beispiele: <text:line-break/>CenterCenter_Border_Talk_Tall meint eine hochkant stehende Sprechblase ohne Sprechblasen-Pfeil<text:line-break/> BottomLeft_Border_Yell_Wide meint eine breite Schreiblase mit Sprechblasen-Pfeil in die untere linke Ecke</text:p>
              </text:list-item>
            </text:list>
          </table:table-cell>
          <table:table-cell table:style-name="Tabelle1.C2" office:value-type="float" office:value="0">
            <text:list xml:id="list40512843" text:continue-numbering="true" text:style-name="List_20_1">
              <text:list-item>
                <text:p text:style-name="P26">fileadmin/positioner/Bubbles/*.*</text:p>
              </text:list-item>
            </text:list>
          </table:table-cell>
        </table:table-row>
        <table:table-row>
          <table:table-cell table:style-name="Tabelle1.A2" office:value-type="float" office:value="0">
            <text:list xml:id="list40528655" text:continue-numbering="true" text:style-name="List_20_1">
              <text:list-item>
                <text:p text:style-name="P26">„hilfreiches“</text:p>
              </text:list-item>
            </text:list>
          </table:table-cell>
          <table:table-cell table:style-name="Tabelle1.A2" office:value-type="float" office:value="0">
            <text:list xml:id="list40513128" text:continue-numbering="true" text:style-name="List_20_1">
              <text:list-item>
                <text:p text:style-name="P26">In diesem Ordner finden sich zwei Hilfsgitter mit unterschiedlicher Bilddimension mit der Rasterung 50*50px. Um sich schnell einen Überblick zu verschaffen, bindet man diese am Ende des Content-Spalte ein. </text:p>
              </text:list-item>
              <text:list-item>
                <text:p text:style-name="P26">Daneben enthält der Ordner die Graphik als XCF-Datei, welches von GIMP unterstützt wird. </text:p>
              </text:list-item>
              <text:list-item>
                <text:p text:style-name="P26">Wer eine Rasterung abweichend von 50X50 haben möchte, der kann sich mit der beigefügten HTML-Datei leicht ein Raster neues Raster vom Browser erstellen. <text:s/>Anschließend einfach den Screenshop nehmen und dessen Hintergrundfarbe mit einen Bildbearbeitungsprogramm wie GIMP in Transparenz umwandeln. (fertig ist das Raster. <text:line-break/>Gegebenenfalls müssen sie das HTML an ihre Bedürfnisse anpassen, um das Raster in der richtigen Größe zu bekommen.</text:p>
              </text:list-item>
            </text:list>
          </table:table-cell>
          <table:table-cell table:style-name="Tabelle1.C2" office:value-type="float" office:value="0">
            <text:list xml:id="list40506850" text:continue-numbering="true" text:style-name="List_20_1">
              <text:list-item>
                <text:p text:style-name="P26">fileadmin/positioner/Helpful/*.*</text:p>
                <text:p text:style-name="P26"/>
              </text:list-item>
            </text:list>
          </table:table-cell>
        </table:table-row>
        <table:table-row>
          <table:table-cell table:style-name="Tabelle1.A2" office:value-type="float" office:value="0">
            <text:list xml:id="list40506512" text:continue-numbering="true" text:style-name="List_20_1">
              <text:list-item>
                <text:p text:style-name="P26">Comicbeispiel</text:p>
              </text:list-item>
            </text:list>
          </table:table-cell>
          <table:table-cell table:style-name="Tabelle1.A2" office:value-type="float" office:value="0">
            <text:list xml:id="list40524837" text:continue-numbering="true" text:style-name="List_20_1">
              <text:list-item>
                <text:p text:style-name="P26">Die t3d-datei hochladen und installieren.</text:p>
              </text:list-item>
              <text:list-item>
                <text:p text:style-name="P26">Eine automatisiertes Hochladen wurde vermieden, da es sich nur um ein Beispiel handelt. </text:p>
              </text:list-item>
            </text:list>
          </table:table-cell>
          <table:table-cell table:style-name="Tabelle1.C2" office:value-type="float" office:value="0">
            <text:list xml:id="list40522180" text:continue-numbering="true" text:style-name="List_20_1">
              <text:list-item>
                <text:p text:style-name="P26">fileadmin/positioner/comic/</text:p>
              </text:list-item>
            </text:list>
          </table:table-cell>
        </table:table-row>
      </table:table>
      <text:p text:style-name="Standard"/>
      <text:h text:style-name="P20" text:outline-level="3"><text:bookmark text:name="__RefHeading__1055_79794641"/>FAQ: <text:bookmark-end text:name="__RefHeading__1055_79794641"/></text:h>
      <text:h text:style-name="P23" text:outline-level="4">Vorbemerkung</text:h>
      <text:list xml:id="list40535619" text:continue-numbering="true" text:style-name="List_20_1">
        <text:list-item>
          <text:p text:style-name="P31">Verschiedene Hilfen setzen voraus, dass sie HTML-Code lesen können und dass sie auf ihrem Browser eine Entwicklertool wie zum Beispiel Firebug für Firefox zur Verfügung haben. Grundsätzlich ziehe ich als Referenz für das Aussehen Firefox heran. </text:p>
        </text:list-item>
      </text:list>
      <text:h text:style-name="Heading_20_4" text:outline-level="4"><text:span text:style-name="T3">Warum gibt es im Ordner der Sprechblasen zum Beispiel keine Sprechblase mit dem Namen „TopLeft_Border_Yell_Wide“?</text:span> </text:h>
      <text:list xml:id="list40532320" text:continue-numbering="true" text:style-name="List_20_1">
        <text:list-item>
          <text:p text:style-name="P31">Im TYPO3 <text:s/>kann man Bilder drehen. Um aus einer Sprechblase, deren Pfeil nach unten-Links zeigt, <text:s/>eine Sprechblase zu machen, deren Pfeil nach oben links zeigt, muss man lediglich die Graphik um 90° drehen. Wenn man ein Inhaltselement im Backend öffnet, dann findet man beim Reiter „Erscheinungsbild“ im Bereich der Bildeinstellungen den Effekt „Drehen 90 mit Uhr“. Diesen kann man dann zum Beispiel auf die Sprechblase „BottomLeft_Border_Yell_Tall“ anwenden, welches einen Pfeil in die untere linke Ecke hat.</text:p>
          <text:p text:style-name="P16"><draw:frame draw:style-name="fr4" draw:name="Grafik8" text:anchor-type="paragraph" svg:width="17.699cm" svg:height="5.309cm" draw:z-index="51"><draw:image xlink:href="../Images/Bubble_Effects.png" xlink:type="simple" xlink:show="embed" xlink:actuate="onLoad"/></draw:frame></text:p>
          <text:p text:style-name="P16"><text:soft-page-break/></text:p>
        </text:list-item>
      </text:list>
      <text:h text:style-name="P23" text:outline-level="4">Warum schimmern meine Sprechblasen manchmal an einigen Stellen durch?</text:h>
      <text:list xml:id="list40516651" text:continue-numbering="true" text:style-name="List_20_1">
        <text:list-header>
          <text:p text:style-name="P31">Zum Beispiel beim Drehen von Sprechblasen müssen die transparenten Pixel mit Hilfe einer Farbe geschützt werden. Wenn Ihre Sprechblase im Original auch im Innern Pixel mit dieser Farbe an einigen Stellen enthält, dann wird ihre Graphik nach dem Drehen an diesen Stellen durchsichtig sein. </text:p>
        </text:list-header>
        <text:list-item>
          <text:p text:style-name="P31">Um dies zu vermeiden, geben sie im Backend eine Maskierungsfarbe an, die in ihrer Graphik nicht vorkommt. <text:s/>Die Definition der Maskierungsfarbe kann auch generell im Konstanten-Editor vorgenommen werden.</text:p>
        </text:list-item>
      </text:list>
      <text:h text:style-name="P23" text:outline-level="4">Was ist der übliche Bezugspunkt für die Inhaltselemente?</text:h>
      <text:list xml:id="list40531353" text:continue-numbering="true" text:style-name="List_20_1">
        <text:list-item>
          <text:p text:style-name="List">Für Inhaltselemente, die <text:s/>positioniert werden sollen, wird vom Browser als Bezugspunkt die linke obere Ecke verwendet.</text:p>
        </text:list-item>
      </text:list>
      <text:h text:style-name="P23" text:outline-level="4">Trotz höherem z-Index wird mein Element vom nachfolgenden Element überdeckt - Woran liegt das?</text:h>
      <text:list xml:id="list40534350" text:continue-numbering="true" text:style-name="List_20_1">
        <text:list-item>
          <text:p text:style-name="P29">Bedenken sie, dass der z-Index immer nur ein lokaler Index ist. Prüfen Sie (zum Beispiel mit Firebug), ob Ihre Inhaltselemente alle in einen aktiven Positionsrahmen eingeschlossen sind, und zu welchen Elter-Element im HTML die störenden </text:p>
        </text:list-item>
        <text:list-item>
          <text:p text:style-name="P29">Haben Sie einen alten Browser oder einen Smartphone-Browser? Manche ältere Interne-Explorer hatten das Z-Index-Rendering <text:s/>nicht 'korrekt' implementiert. Nach meinen Erfahrungen zeigen auch manche Browser in Tablets und Smartphones manchmal merkwürdige Eigenheiten. Prüfen Sie, ob das merkwürdige Verhalten in einem aktuellen Firefox-Browser auch auftritt.</text:p>
        </text:list-item>
        <text:list-item>
          <text:p text:style-name="P29">Prüfen sie, ob sie als Rahmen beim Inhaltselement „Positioner-Rahmen“ statt „positioner” etwas anderes angegeben haben. </text:p>
        </text:list-item>
      </text:list>
      <text:h text:style-name="P23" text:outline-level="4">Das Inhaltselement Positioner funktioniert nicht wie erwartet. Es wird kein Bereich für meine Inhaltselemente reserviert. - Was könnte falsch laufen?</text:h>
      <text:list xml:id="list40517092" text:continue-numbering="true" text:style-name="List_20_1">
        <text:list-item>
          <text:p text:style-name="List">Prüfen Sie, ob sie im Positioner-Rahmen Angaben zur Höhe und Breite gemacht haben. Nur wenn die Angaben vorhanden sind, wird für den Container der entsprechende Platz auf der Seite zur Verfügung gestellt. </text:p>
        </text:list-item>
        <text:list-item>
          <text:p text:style-name="List">Prüfen Sie, ob im „Positioner-Rahmen” bei der Option „Rahmen“ das Element “Positioner” gesetzt ist.</text:p>
        </text:list-item>
      </text:list>
      <text:h text:style-name="P23" text:outline-level="4">Meine Inhaltselemente werden an unerwarteten Positionen angezeigt. Wo könnte die Ursache liegen?</text:h>
      <text:list xml:id="list40538609" text:continue-numbering="true" text:style-name="List_20_1">
        <text:list-item>
          <text:p text:style-name="List">Prüfen Sie, ob Sie die richtigen Pixel-Positionen eingegeben haben. </text:p>
        </text:list-item>
        <text:list-item>
          <text:p text:style-name="P29">Prüfen Sie mit einem Entwicklertool, ob ihr Inhalt im HTML von div-Tags eingeschlossen ist. </text:p>
        </text:list-item>
        <text:list-item>
          <text:p text:style-name="List">Prüfen Sie mit den Entwicklertools, ob dem übergeordnete div-Tag <text:s/>das CSS-Style-Sheet „position: ...“ zugerodnet ist. (Die Positionsangaben nehmen immer Bezug auf das nächste übergeordnete Element, welches einen eigen Position-Rahmen aufspannt.) Prüfen sie, ob der übergeordnete Rahmen die notwendige Breite und Höhe zur Verfügung stellt. (Falls nicht, kann es zu ungewollten, meist unschönen Überlagerungseffekten kommen.)</text:p>
        </text:list-item>
      </text:list>
      <text:h text:style-name="Heading_20_4" text:outline-level="4"><text:soft-page-break/>Meine Inhaltselemente werden nicht angezeigt. <text:s/>Was könnte die Ursache sein?</text:h>
      <text:list xml:id="list40517004" text:continue-numbering="true" text:style-name="List_20_1">
        <text:list-header>
          <text:p text:style-name="P30">Prüfen Sie mit den Entwicklertools, ob ihr erwartetes Element <text:s/>überhaupt im HTML-Code auftaucht (deaktivert?) <text:s/>Prüfen Sie, ob sich ihr Element innerhalb des Positioner-Rahmen befindet. (Ist es außerhalb, wird es gegebenenfalls überdeckt. Nutzen sie zur Untersuchen die Entwicklertools des Browsers oder ordnen sie testweise dem Element einen hohen Z-Index-Wert zu. </text:p>
        </text:list-header>
      </text:list>
      <text:h text:style-name="P23" text:outline-level="4">Der Designer hat für meine Content-Elemente keinen DIV-Container vorgesehen. Der resultieren HTML-Code ist nicht valide. Was kann ich tun?</text:h>
      <text:list xml:id="list40514536" text:continue-numbering="true" text:style-name="List_20_1">
        <text:list-item>
          <text:p text:style-name="List">Normalerweise findet sich bei TYPO3 bei den speziellen Inhaltselementen auf “Reines HTML”. Schaffen sie am Anfang und an Ende ihrer Inhaltsspalte jeweils das Element “Reines HTML”. In das erste Element “reines HTML” tragen Sie folgende Zeile ein: <text:line-break/><text:span text:style-name="T5">&lt;div style=”position: relative;”&gt;</text:span><text:line-break/>in das letzte Element kommt einfach die Zeile: <text:line-break/><text:span text:style-name="T5">&lt;/div&gt;</text:span></text:p>
        </text:list-item>
        <text:list-item>
          <text:p text:style-name="P37">Alternativ könne sie im Konstanten-Editor auch das umschließende Tag ändern.</text:p>
        </text:list-item>
      </text:list>
      <text:h text:style-name="Heading_20_4" text:outline-level="4"><text:span text:style-name="T3">Die jQuery-Bibliotheken werden nicht eingebunden, obwohl die Konstanten gesetzt sind. <text:s/>Was könnte die Ursache sein?</text:span> </text:h>
      <text:list xml:id="list40522754" text:continue-numbering="true" text:style-name="List_20_1">
        <text:list-item>
          <text:p text:style-name="P29">Damit die jQuery-Dateien korrekt eingebunden werden, wird vorausgesetzt, dass das PAGE-Objekt für die Website-Ausgabe 'page' heißt. Wenn das Object einen anderen Namen hat, werden die Links zu den Dateien mit Javascript und mit CSS nicht in die Website integriert werden.</text:p>
        </text:list-item>
      </text:list>
      <text:h text:style-name="Heading_20_4" text:outline-level="4">Ein Screenshot zeigt, dass das Raster in der Hilfsgraphik nicht 50x50Pixel groß ist? Woran liegt es?</text:h>
      <text:list xml:id="list40525349" text:continue-numbering="true" text:style-name="List_20_1">
        <text:list-item>
          <text:p text:style-name="P31">Im Ordner „Helpful“ finden sich <text:s/>Rastergraphiken verschiedener Größen. Wahrscheinlich übersteigt die benutzte Rastergraphik die maximale oder minimalen Bildergröße, so dass TYPO3 automatisch die Größen anpasst. <text:line-break/>Lösung: Einfach eine passende Graphik auswählen, die TYPO3 nicht verkleinert..</text:p>
          <text:p text:style-name="P29"/>
          <text:p text:style-name="List"/>
          <text:p text:style-name="List"><text:s/></text:p>
        </text:list-item>
      </text:list>
      <text:h text:style-name="Heading_20_2" text:outline-level="2"><text:bookmark text:name="__RefHeading__1611_150505290"/>Hinweise zur Installation / Administration<text:bookmark-end text:name="__RefHeading__1611_150505290"/></text:h>
      <text:list xml:id="list40512786" text:style-name="L4">
        <text:list-item text:start-value="1">
          <text:p text:style-name="P38">Prüfen, ob eventuelle Wechselwirkungen zu befürchten sind. </text:p>
        </text:list-item>
        <text:list-item>
          <text:p text:style-name="P38">Extension herunterladen und installieren.</text:p>
        </text:list-item>
        <text:list-item>
          <text:p text:style-name="P38">Mit TypoScript-Object-Browser prüfen, ob die Elemente positioner und speechBubble eingebunden wurden. - Wenn nicht das statische TypoScript-Template 'positioner' einbinden.</text:p>
        </text:list-item>
        <text:list-item>
          <text:p text:style-name="P38">Fertig.</text:p>
        </text:list-item>
      </text:list>
      <text:list xml:id="list40527018" text:continue-list="list40525349" text:style-name="List_20_1">
        <text:list-item text:start-value="1">
          <text:p text:style-name="P35">Anmerkung</text:p>
        </text:list-item>
        <text:list-item>
          <text:p text:style-name="P30">Die Extension bringt keine eigenständige PHP-Logik mit, sondern nutzt intensiv die Möglichkeiten des TypoScripts in der Version TYPO3 6.2.x. </text:p>
        </text:list-item>
      </text:list>
      <text:h text:style-name="Heading_20_3" text:outline-level="3"><text:bookmark text:name="__RefHeading__1613_150505290"/>FAQ<text:bookmark-end text:name="__RefHeading__1613_150505290"/></text:h>
      <text:h text:style-name="Heading_20_4" text:outline-level="4">Wie kann ich prüfen, ob die Extension ordnungsgemäß installierbar ist?</text:h>
      <text:list xml:id="list40531391" text:continue-numbering="true" text:style-name="List_20_1">
        <text:list-item>
          <text:p text:style-name="P29">Die Extension erweitert die Tabelle tt_Content um einige Felder, das TypoScript von '<text:span text:style-name="T2">CSS styled content' </text:span>um einige Definitionen und die Inhalts-Elemente um ein Element. Die erweiterten Informationen werden direkt als Style-Definitionen beim jeweiligen Tag des Inhaltselements angegeben. Bei 'jungfräulichen' Systemen ist kaum mit Problemen zu rechnen. Bei größeren Systemen sollten Sie deshalb vorab folgendes prüfen: </text:p>
        </text:list-item>
        <text:list-item>
          <text:p text:style-name="P45">Wird als statische TypoScript-Template die Styles-Content 6.2 verwendet? </text:p>
        </text:list-item>
        <text:list-item>
          <text:p text:style-name="P45">Sicherstellen, dass jedes ausgegebene Inhalts-Element zusammen mit anderen Inhaltselementen in einem Div-Container eingebunden ist – als von übergeordneten div-Tag umschlossen wird. (Die ist für die Verwendung des Inhaltselementes <text:s/>„positioner“ wichtig.</text:p>
        </text:list-item>
        <text:list-item>
          <text:p text:style-name="P45">Unterstützt das TYPO3 <text:s/>die ab TYPO3 6.0 eingeführte FAL für Bilder inklusive des TypoScript-Objekt FILES? </text:p>
        </text:list-item>
        <text:list-item>
          <text:p text:style-name="P44"><text:span text:style-name="T5">'CtTpe'</text:span> (Sind keine Typen positioner, speechBubble definiert?)</text:p>
        </text:list-item>
        <text:list-item>
          <text:p text:style-name="P44"><text:span text:style-name="T5">'section_frame'</text:span> (Ist kein Element namens positioner definiert und sind die Nummern 67 und 68 noch unbelegt?)</text:p>
        </text:list-item>
        <text:list-item>
          <text:p text:style-name="P44"><text:span text:style-name="T5">'layout' </text:span>(Ist bisher die Nummer 67 mit einem Layout-Namen definiert?)</text:p>
        </text:list-item>
      </text:list>
      <text:h text:style-name="Heading_20_4" text:outline-level="4">Wie kann ich prüfen, ob die Extension ordnungsgemäß installiert wurde?</text:h>
      <text:list xml:id="list40524352" text:continue-numbering="true" text:style-name="List_20_1">
        <text:list-item>
          <text:p text:style-name="P31">Die Extension liefert ein einfache Comic-Bild als t3d-Datei mit. Bei der erstmaligen Installation sollte in „fileadmin“ ein Ordner „positioner“ zu finden sein. Im Unterordner Comic findet sich die t3D-Datei Einfach die t3d-Datei als Test-Seite importieren. Wenn alles funktioniert, ist es gut. Wenn nicht, dann beginnt werde ich mich über eine Rückmeldung freuen, was gegebenenfalls der Fehler war.</text:p>
          <text:p text:style-name="P29"><text:line-break/></text:p>
          <text:p text:style-name="P29"/>
          <text:p text:style-name="P29"/>
          <text:p text:style-name="P29"/>
        </text:list-item>
      </text:list>
      <text:p text:style-name="Text_20_body"/>
      <text:h text:style-name="Heading_20_2" text:outline-level="2"><text:bookmark text:name="__RefHeading__1615_150505290"/>Konfiguration <text:bookmark-end text:name="__RefHeading__1615_150505290"/></text:h>
      <text:list xml:id="list40539247" text:continue-list="list40524352" text:style-name="List_20_1">
        <text:list-item text:start-value="1">
          <text:p text:style-name="List">Die Erläuterungen im Konstanteneditor sollten selbsterklärend sein. Die meisten Konstanten dienen dazu, die Elemente des HTML-Gerüstes für den Positioner und für die Sprechblasen für JavaScripte und/oder CSS-Definitionen verfügbar zu machen.</text:p>
        </text:list-item>
      </text:list>
      <text:h text:style-name="P21" text:outline-level="3"><text:bookmark text:name="__RefHeading__1057_79794641"/>Konstanten <text:bookmark-end text:name="__RefHeading__1057_79794641"/></text:h>
      <text:p text:style-name="P10">To do</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stante:</text:p>
            </table:table-cell>
            <table:table-cell table:style-name="Tabelle4.A1" office:value-type="string">
              <text:p text:style-name="Table_20_Heading">Description:</text:p>
            </table:table-cell>
            <table:table-cell table:style-name="Tabelle4.C1" office:value-type="string">
              <text:p text:style-name="Table_20_Heading">Vorgabe</text:p>
            </table:table-cell>
          </table:table-row>
        </table:table-header-rows>
        <table:table-row>
          <table:table-cell table:style-name="Tabelle4.A2" table:number-columns-spanned="2">
            <text:p text:style-name="P11"/>
          </table:table-cell>
          <table:covered-table-cell/>
          <table:table-cell table:style-name="Tabelle4.C2">
            <text:p text:style-name="Table_20_Contents"/>
          </table:table-cell>
        </table:table-row>
        <table:table-row>
          <table:table-cell table:style-name="Tabelle4.A2">
            <text:p text:style-name="Table_20_Contents"/>
          </table:table-cell>
          <table:table-cell table:style-name="Tabelle4.A2">
            <text:p text:style-name="Table_20_Contents"/>
          </table:table-cell>
          <table:table-cell table:style-name="Tabelle4.C2">
            <text:p text:style-name="Table_20_Contents"/>
          </table:table-cell>
        </table:table-row>
      </table:table>
      <text:p text:style-name="P5"/>
      <text:h text:style-name="P21" text:outline-level="3"><text:bookmark text:name="__RefHeading__1059_79794641"/>TypoScript<text:bookmark-end text:name="__RefHeading__1059_79794641"/></text:h>
      <text:list xml:id="list40526330" text:continue-list="list40539247" text:style-name="List_20_1">
        <text:list-item text:start-value="1">
          <text:p text:style-name="P40">Erläuterungen folgen </text:p>
        </text:list-item>
        <text:list-item>
          <text:p text:style-name="P39"/>
        </text:list-item>
      </text:list>
      <text:h text:style-name="P21" text:outline-level="3"><text:bookmark text:name="__RefHeading__1061_79794641"/>FAQ<text:bookmark-end text:name="__RefHeading__1061_79794641"/></text:h>
      <text:list xml:id="list40512392" text:continue-list="list40526330" text:style-name="List_20_1">
        <text:list-item text:start-value="1">
          <text:p text:style-name="List">folgen</text:p>
        </text:list-item>
      </text:list>
      <text:h text:style-name="P24" text:outline-level="4"/>
      <text:h text:style-name="Heading_20_2" text:outline-level="2"><text:bookmark text:name="__RefHeading__1623_150505290"/>Bekannte Probleme <text:bookmark-end text:name="__RefHeading__1623_150505290"/></text:h>
      <text:list xml:id="list40535308" text:continue-numbering="true" text:style-name="List_20_1">
        <text:list-item>
          <text:p text:style-name="P17">Wenn im TypoScript das PAGE-Objekt für die Website-Ausgabe nicht 'page' heißt, so werden unabhängig von der Deklaration bei den Konstanten weder die Javascript-Dateien noch die CSS-Datei eingebunden. </text:p>
        </text:list-item>
        <text:list-item>
          <text:p text:style-name="List"/>
        </text:list-item>
        <text:list-item>
          <text:p text:style-name="List">Probleme zur Extension bitte im TYPO3 Forge ablegen</text:p>
        </text:list-item>
        <text:list-item>
          <text:p text:style-name="List">Probleme / Verbesserungsvorschläge zur Handbuch bitte im wiki.typo3.org <text:s/><text:a xlink:type="simple" xlink:href="http://wiki.typo3.org/index.php/doc_template" office:target-frame-name="_blank" xlink:show="new">DIrektlink zum Manual im TYPO3-Wiki</text:a> </text:p>
        </text:list-item>
      </text:list>
      <text:p text:style-name="Text_20_body"/>
      <text:h text:style-name="Heading_20_2" text:outline-level="2"><text:bookmark text:name="__RefHeading__1167_79794641"/>Ideen für die Zukunft<text:bookmark-end text:name="__RefHeading__1167_79794641"/></text:h>
      <text:list xml:id="list40532020" text:style-name="RTF_5f_Num_20_3">
        <text:list-item>
          <text:p text:style-name="P42">Übersetzung des Handbuchs ins Englisch </text:p>
        </text:list-item>
        <text:list-item>
          <text:p text:style-name="P42">Sichere, alos benennungsunabhängige, Einbindung von CSS und Javascript-Dateien </text:p>
        </text:list-item>
        <text:list-item>
          <text:p text:style-name="P42">Pagenierung-Partial (für mehrseitige Comics)</text:p>
        </text:list-item>
      </text:list>
      <text:list xml:id="list40513510" text:continue-list="list40535308" text:style-name="List_20_1">
        <text:list-item text:start-value="1">
          <text:p text:style-name="List">Schutz von Farbpixel in der Maskierungsfarbe durch Konvertierung in eine benachbarte Farbe. <text:s text:c="2"/></text:p>
        </text:list-item>
        <text:list-item>
          <text:p text:style-name="List">Die Eingabe von Positionierungsdaten erschwert die Arbeit für Redakteure. Wünschenswert wäre daher eine Möglichkeit, direkt im Frontend die Positionen der Elemente zu verändern. (Ajax-Lösung)</text:p>
        </text:list-item>
        <text:list-item>
          <text:p text:style-name="P43">Beigabe von Icons bzw. Gefühlssymbolen (Bombe, Totenkopf, …)</text:p>
        </text:list-item>
        <text:list-item>
          <text:p text:style-name="P43">Beigabe von Soundschnipsel (Vogelgezwitscher, Maschinengewehr, Explosionsknall, Lacher, ...)</text:p>
        </text:list-item>
        <text:list-item>
          <text:p text:style-name="List"><text:a xlink:type="simple" xlink:href="http://forge.typo3.org/" office:target-frame-name="_blank" xlink:show="new">TYPO3 Forge link to your project</text:a> (Der TYPO3-Forge-Link wurde noch nicht erstellt)</text:p>
        </text:list-item>
      </text:list>
      <text:p text:style-name="P34"/>
      <text:h text:style-name="Heading_20_2" text:outline-level="2"><text:bookmark text:name="__RefHeading__1627_150505290"/>ChangeLog<text:bookmark-end text:name="__RefHeading__1627_150505290"/></text:h>
      <table:table table:name="Table2" table:style-name="Table2">
        <table:table-column table:style-name="Table2.A"/>
        <table:table-column table:style-name="Table2.B"/>
        <table:table-header-rows>
          <table:table-row>
            <table:table-cell table:style-name="Table2.A1" office:value-type="string">
              <text:p text:style-name="Table_20_Heading">Version</text:p>
            </table:table-cell>
            <table:table-cell table:style-name="Table2.B1" office:value-type="string">
              <text:p text:style-name="Table_20_Heading">Changes:</text:p>
            </table:table-cell>
          </table:table-row>
        </table:table-header-rows>
        <table:table-row>
          <table:table-cell table:style-name="Table2.A2" office:value-type="float" office:value="0">
            <text:p text:style-name="Standard">1.0.0</text:p>
          </table:table-cell>
          <table:table-cell table:style-name="Table2.B2" office:value-type="float" office:value="0">
            <text:p text:style-name="Standard">Startversion der Extension Positioner </text:p>
            <text:p text:style-name="Standard">- mit TypoScripten für Positionierung von färbbaren Sprechblasen und <text:line-break/>- mit einer javaScript-Lösung für das abspielbare Verknüpfen von Audiodateien mit den Sprechblasen</text:p>
          </table:table-cell>
        </table:table-row>
      </table:table>
      <text:p text:style-name="Table_20_Contents"/>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2" svg:font-family="StarSymbol"/>
    <style:font-face style:name="StarSymbol1" svg:font-family="StarSymbol, 'Arial Unicode MS'"/>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family-generic="swiss" style:font-pitch="variable"/>
    <style:font-face style:name="DejaVu Sans1" svg:font-family="'DejaVu Sans'" style:font-adornments="Condensed" style:font-family-generic="swiss" style:font-pitch="variable"/>
    <style:font-face style:name="Tahoma2" svg:font-family="Tahoma"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style:text-properties style:font-name="Tahoma" fo:font-size="9pt"/>
    </style:style>
    <style:style style:name="Text_20_body" style:display-name="Text body" style:family="paragraph" style:parent-style-name="Standard" style:class="text">
      <style:paragraph-properties fo:margin-top="0cm" fo:margin-bottom="0.212cm">
        <style:tab-stops>
          <style:tab-stop style:position="1.499cm"/>
        </style:tab-stops>
      </style:paragraph-properties>
      <style:text-properties fo:color="#000000" style:font-name="Tahoma" fo:font-size="9pt"/>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default-outline-level="1" style:class="text" style:master-page-name="">
      <style:paragraph-properties fo:margin-top="2cm" fo:margin-bottom="1cm" fo:text-align="start" style:justify-single-word="false" style:page-number="auto" fo:break-before="page" fo:background-color="transparent" style:vertical-align="auto">
        <style:tab-stops/>
        <style:drop-cap/>
        <style:background-image/>
      </style:paragraph-properties>
      <style:text-properties fo:color="#69a550" style:font-name="Tahoma1"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fo:text-align="start" style:justify-single-word="false" style:page-number="auto" fo:break-before="page" fo:keep-with-next="always">
        <style:tab-stops/>
      </style:paragraph-properties>
      <style:text-properties fo:color="#666666" style:font-name="Tahoma"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fo:text-align="start" style:justify-single-word="false" style:page-number="auto" fo:break-before="auto" fo:break-after="auto" fo:keep-with-next="always"/>
      <style:text-properties fo:color="#69a550" style:font-name="Tahoma1"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class="text" style:master-page-name="">
      <style:paragraph-properties fo:text-align="start" style:justify-single-word="false" style:page-number="auto" fo:break-before="auto" fo:break-after="auto"/>
      <style:text-properties fo:color="#ff950e" style:font-name="Tahoma"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b84747" style:font-name="Arial"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master-page-name="">
      <style:paragraph-properties fo:margin-top="0cm" fo:margin-bottom="0.21cm"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size="8pt" fo:font-weight="normal"/>
    </style:style>
    <style:style style:name="Table_20_Contents" style:display-name="Table Contents" style:family="paragraph" style:parent-style-name="Text_20_body" style:class="extra">
      <style:paragraph-properties fo:margin-top="0cm" fo:margin-bottom="0cm"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Tahoma"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4c4c4c" style:font-name="Tahoma"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701cm" style:type="right" style:leader-style="dotted" style:leader-text="."/>
        </style:tab-stops>
      </style:paragraph-properties>
      <style:text-properties fo:color="#000000" style:font-name="Tahoma" fo:font-size="12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Tahoma1"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Tahoma"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style:page-number="auto">
        <style:tab-stops>
          <style:tab-stop style:position="1cm"/>
          <style:tab-stop style:position="2cm"/>
          <style:tab-stop style:position="3cm"/>
          <style:tab-stop style:position="4.001cm"/>
        </style:tab-stops>
      </style:paragraph-properties>
      <style:text-properties fo:color="#333366" style:font-name="Courier New" fo:font-size="8pt" style:font-name-asian="Cumberland" style:font-size-asian="10pt" style:font-name-complex="Cumberland" style:font-size-complex="10pt"/>
    </style:style>
    <style:style style:name="Table_20_Contents_2f_PRE" style:display-name="Table Contents/PRE" style:family="paragraph" style:parent-style-name="Preformatted_20_Text">
      <style:text-properties style:font-name="Courier New"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Text_20_body" style:list-style-name="List_20_1" style:class="list">
      <style:paragraph-properties fo:line-height="15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RTF_5f_Num_20_2_20_1" style:display-name="RTF_Num 2 1" style:family="text">
      <style:text-properties style:font-name="DejaVu Sans" style:font-name-asian="DejaVu Sans" style:font-name-complex="DejaVu Sans"/>
    </style:style>
    <style:style style:name="RTF_5f_Num_20_2_20_2" style:display-name="RTF_Num 2 2" style:family="text">
      <style:text-properties style:font-name="DejaVu Sans" style:font-name-asian="DejaVu Sans" style:font-name-complex="DejaVu Sans"/>
    </style:style>
    <style:style style:name="RTF_5f_Num_20_2_20_3" style:display-name="RTF_Num 2 3" style:family="text">
      <style:text-properties style:font-name="DejaVu Sans" style:font-name-asian="DejaVu Sans" style:font-name-complex="DejaVu Sans"/>
    </style:style>
    <style:style style:name="RTF_5f_Num_20_2_20_4" style:display-name="RTF_Num 2 4" style:family="text">
      <style:text-properties style:font-name="StarSymbol1" style:font-name-asian="StarSymbol1" style:font-name-complex="StarSymbol1"/>
    </style:style>
    <style:style style:name="RTF_5f_Num_20_2_20_5" style:display-name="RTF_Num 2 5" style:family="text">
      <style:text-properties style:font-name="StarSymbol1" style:font-name-asian="StarSymbol1" style:font-name-complex="StarSymbol1"/>
    </style:style>
    <style:style style:name="RTF_5f_Num_20_2_20_6" style:display-name="RTF_Num 2 6" style:family="text">
      <style:text-properties style:font-name="StarSymbol1" style:font-name-asian="StarSymbol1" style:font-name-complex="StarSymbol1"/>
    </style:style>
    <style:style style:name="RTF_5f_Num_20_2_20_7" style:display-name="RTF_Num 2 7" style:family="text">
      <style:text-properties style:font-name="StarSymbol1" style:font-name-asian="StarSymbol1" style:font-name-complex="StarSymbol1"/>
    </style:style>
    <style:style style:name="RTF_5f_Num_20_2_20_8" style:display-name="RTF_Num 2 8" style:family="text">
      <style:text-properties style:font-name="StarSymbol1" style:font-name-asian="StarSymbol1" style:font-name-complex="StarSymbol1"/>
    </style:style>
    <style:style style:name="RTF_5f_Num_20_2_20_9" style:display-name="RTF_Num 2 9" style:family="text">
      <style:text-properties style:font-name="StarSymbol1" style:font-name-asian="StarSymbol1" style:font-name-complex="StarSymbol1"/>
    </style:style>
    <style:style style:name="RTF_5f_Num_20_2_20_10" style:display-name="RTF_Num 2 10" style:family="text">
      <style:text-properties style:font-name="StarSymbol1" style:font-name-asian="StarSymbol1" style:font-name-complex="StarSymbol1"/>
    </style:style>
    <style:style style:name="Numbering_20_Symbols_20__28_user_29_" style:display-name="Numbering Symbols (user)" style:family="text">
      <style:text-properties fo:font-size="12pt" fo:language="en" fo:country="US" style:language-asian="en" style:country-asian="US" style:font-size-complex="12pt"/>
    </style:style>
    <style:style style:name="RTF_5f_Num_20_3_20_1" style:display-name="RTF_Num 3 1" style:family="text">
      <style:text-properties style:font-name="DejaVu Sans" style:font-name-asian="DejaVu Sans" style:font-name-complex="DejaVu Sans"/>
    </style:style>
    <style:style style:name="RTF_5f_Num_20_3_20_2" style:display-name="RTF_Num 3 2" style:family="text">
      <style:text-properties style:font-name="DejaVu Sans" style:font-name-asian="DejaVu Sans" style:font-name-complex="DejaVu Sans"/>
    </style:style>
    <style:style style:name="RTF_5f_Num_20_3_20_3" style:display-name="RTF_Num 3 3" style:family="text">
      <style:text-properties style:font-name="DejaVu Sans" style:font-name-asian="DejaVu Sans" style:font-name-complex="DejaVu Sans"/>
    </style:style>
    <style:style style:name="RTF_5f_Num_20_3_20_4" style:display-name="RTF_Num 3 4" style:family="text">
      <style:text-properties style:font-name="StarSymbol1" style:font-name-asian="StarSymbol1" style:font-name-complex="StarSymbol1"/>
    </style:style>
    <style:style style:name="RTF_5f_Num_20_3_20_5" style:display-name="RTF_Num 3 5" style:family="text">
      <style:text-properties style:font-name="StarSymbol1" style:font-name-asian="StarSymbol1" style:font-name-complex="StarSymbol1"/>
    </style:style>
    <style:style style:name="RTF_5f_Num_20_3_20_6" style:display-name="RTF_Num 3 6" style:family="text">
      <style:text-properties style:font-name="StarSymbol1" style:font-name-asian="StarSymbol1" style:font-name-complex="StarSymbol1"/>
    </style:style>
    <style:style style:name="RTF_5f_Num_20_3_20_7" style:display-name="RTF_Num 3 7" style:family="text">
      <style:text-properties style:font-name="StarSymbol1" style:font-name-asian="StarSymbol1" style:font-name-complex="StarSymbol1"/>
    </style:style>
    <style:style style:name="RTF_5f_Num_20_3_20_8" style:display-name="RTF_Num 3 8" style:family="text">
      <style:text-properties style:font-name="StarSymbol1" style:font-name-asian="StarSymbol1" style:font-name-complex="StarSymbol1"/>
    </style:style>
    <style:style style:name="RTF_5f_Num_20_3_20_9" style:display-name="RTF_Num 3 9" style:family="text">
      <style:text-properties style:font-name="StarSymbol1" style:font-name-asian="StarSymbol1" style:font-name-complex="StarSymbol1"/>
    </style:style>
    <style:style style:name="RTF_5f_Num_20_3_20_10" style:display-name="RTF_Num 3 10" style:family="text">
      <style:text-properties style:font-name="StarSymbol1" style:font-name-asian="StarSymbol1" style:font-name-complex="StarSymbol1"/>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349cm"/>
        <style:text-properties style:font-name="DejaVu Sans1"/>
      </text:list-level-style-bullet>
      <text:list-level-style-bullet text:level="2" text:style-name="Numbering_20_Symbols" text:bullet-char="∘">
        <style:list-level-properties text:space-before="0.35cm" text:min-label-width="0.349cm"/>
        <style:text-properties style:font-name="DejaVu Sans1"/>
      </text:list-level-style-bullet>
      <text:list-level-style-bullet text:level="3" text:style-name="Numbering_20_Symbols" text:bullet-char="‒">
        <style:list-level-properties text:space-before="0.701cm" text:min-label-width="0.349cm"/>
        <style:text-properties style:font-name="DejaVu Sans1"/>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RTF_5f_Num_20_2" style:display-name="RTF_Num 2">
      <text:list-level-style-bullet text:level="1" text:style-name="RTF_5f_Num_20_2_20_1" style:num-suffix="." text:bullet-char="‒">
        <style:list-level-properties text:min-label-width="0.349cm"/>
        <style:text-properties style:font-name="DejaVu Sans"/>
      </text:list-level-style-bullet>
      <text:list-level-style-bullet text:level="2" text:style-name="RTF_5f_Num_20_2_20_2" style:num-suffix="." text:bullet-char="∘">
        <style:list-level-properties text:space-before="0.35cm" text:min-label-width="0.349cm"/>
        <style:text-properties style:font-name="DejaVu Sans"/>
      </text:list-level-style-bullet>
      <text:list-level-style-bullet text:level="3" text:style-name="RTF_5f_Num_20_2_20_3" style:num-suffix="." text:bullet-char="‒">
        <style:list-level-properties text:space-before="0.701cm" text:min-label-width="0.349cm"/>
        <style:text-properties style:font-name="DejaVu Sans"/>
      </text:list-level-style-bullet>
      <text:list-level-style-bullet text:level="4" text:style-name="RTF_5f_Num_20_2_20_4" style:num-suffix="." text:bullet-char="•">
        <style:list-level-properties text:space-before="1.2cm" text:min-label-width="0.4cm"/>
        <style:text-properties style:font-name="StarSymbol1"/>
      </text:list-level-style-bullet>
      <text:list-level-style-bullet text:level="5" text:style-name="RTF_5f_Num_20_2_20_5" style:num-suffix="." text:bullet-char="•">
        <style:list-level-properties text:space-before="1.6cm" text:min-label-width="0.4cm"/>
        <style:text-properties style:font-name="StarSymbol1"/>
      </text:list-level-style-bullet>
      <text:list-level-style-bullet text:level="6" text:style-name="RTF_5f_Num_20_2_20_6" style:num-suffix="." text:bullet-char="•">
        <style:list-level-properties text:space-before="2.001cm" text:min-label-width="0.4cm"/>
        <style:text-properties style:font-name="StarSymbol1"/>
      </text:list-level-style-bullet>
      <text:list-level-style-bullet text:level="7" text:style-name="RTF_5f_Num_20_2_20_7" style:num-suffix="." text:bullet-char="•">
        <style:list-level-properties text:space-before="2.399cm" text:min-label-width="0.4cm"/>
        <style:text-properties style:font-name="StarSymbol1"/>
      </text:list-level-style-bullet>
      <text:list-level-style-bullet text:level="8" text:style-name="RTF_5f_Num_20_2_20_8" style:num-suffix="." text:bullet-char="•">
        <style:list-level-properties text:space-before="2.8cm" text:min-label-width="0.4cm"/>
        <style:text-properties style:font-name="StarSymbol1"/>
      </text:list-level-style-bullet>
      <text:list-level-style-bullet text:level="9" text:style-name="RTF_5f_Num_20_2_20_9" style:num-suffix="." text:bullet-char="•">
        <style:list-level-properties text:space-before="3.2cm" text:min-label-width="0.4cm"/>
        <style:text-properties style:font-name="StarSymbol1"/>
      </text:list-level-style-bullet>
      <text:list-level-style-bullet text:level="10" text:style-name="RTF_5f_Num_20_2_20_10" style:num-suffix="." text:bullet-char="•">
        <style:list-level-properties text:space-before="3.601cm" text:min-label-width="0.4cm"/>
        <style:text-properties style:font-name="StarSymbol1"/>
      </text:list-level-style-bullet>
    </text:list-style>
    <text:list-style style:name="RTF_5f_Num_20_3" style:display-name="RTF_Num 3">
      <text:list-level-style-bullet text:level="1" text:style-name="RTF_5f_Num_20_3_20_1" style:num-suffix="." text:bullet-char="‒">
        <style:list-level-properties text:min-label-width="0.349cm"/>
        <style:text-properties style:font-name="DejaVu Sans"/>
      </text:list-level-style-bullet>
      <text:list-level-style-bullet text:level="2" text:style-name="RTF_5f_Num_20_3_20_2" style:num-suffix="." text:bullet-char="∘">
        <style:list-level-properties text:space-before="0.35cm" text:min-label-width="0.349cm"/>
        <style:text-properties style:font-name="DejaVu Sans"/>
      </text:list-level-style-bullet>
      <text:list-level-style-bullet text:level="3" text:style-name="RTF_5f_Num_20_3_20_3" style:num-suffix="." text:bullet-char="‒">
        <style:list-level-properties text:space-before="0.701cm" text:min-label-width="0.349cm"/>
        <style:text-properties style:font-name="DejaVu Sans"/>
      </text:list-level-style-bullet>
      <text:list-level-style-bullet text:level="4" text:style-name="RTF_5f_Num_20_3_20_4" style:num-suffix="." text:bullet-char="•">
        <style:list-level-properties text:space-before="1.2cm" text:min-label-width="0.4cm"/>
        <style:text-properties style:font-name="StarSymbol1"/>
      </text:list-level-style-bullet>
      <text:list-level-style-bullet text:level="5" text:style-name="RTF_5f_Num_20_3_20_5" style:num-suffix="." text:bullet-char="•">
        <style:list-level-properties text:space-before="1.6cm" text:min-label-width="0.4cm"/>
        <style:text-properties style:font-name="StarSymbol1"/>
      </text:list-level-style-bullet>
      <text:list-level-style-bullet text:level="6" text:style-name="RTF_5f_Num_20_3_20_6" style:num-suffix="." text:bullet-char="•">
        <style:list-level-properties text:space-before="2.001cm" text:min-label-width="0.4cm"/>
        <style:text-properties style:font-name="StarSymbol1"/>
      </text:list-level-style-bullet>
      <text:list-level-style-bullet text:level="7" text:style-name="RTF_5f_Num_20_3_20_7" style:num-suffix="." text:bullet-char="•">
        <style:list-level-properties text:space-before="2.399cm" text:min-label-width="0.4cm"/>
        <style:text-properties style:font-name="StarSymbol1"/>
      </text:list-level-style-bullet>
      <text:list-level-style-bullet text:level="8" text:style-name="RTF_5f_Num_20_3_20_8" style:num-suffix="." text:bullet-char="•">
        <style:list-level-properties text:space-before="2.8cm" text:min-label-width="0.4cm"/>
        <style:text-properties style:font-name="StarSymbol1"/>
      </text:list-level-style-bullet>
      <text:list-level-style-bullet text:level="9" text:style-name="RTF_5f_Num_20_3_20_9" style:num-suffix="." text:bullet-char="•">
        <style:list-level-properties text:space-before="3.2cm" text:min-label-width="0.4cm"/>
        <style:text-properties style:font-name="StarSymbol1"/>
      </text:list-level-style-bullet>
      <text:list-level-style-bullet text:level="10" text:style-name="RTF_5f_Num_20_3_20_10" style:num-suffix="."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33" draw:style-name="Mgr1" draw:text-style-name="MP2" svg:x1="-0.003cm" svg:y1="0.778cm" svg:x2="17.684cm" svg:y2="0.778cm"><text:p/></draw:line><text:span text:style-name="MT1"><draw:frame draw:style-name="Mfr1" draw:name="Grafik2" text:anchor-type="as-char" svg:y="-0.529cm" svg:width="2.29cm" svg:height="0.55cm" draw:z-index="2"><draw:image xlink:href="Pictures/100000000000007B000000223C9C2593.png" xlink:type="simple" xlink:show="embed" xlink:actuate="onLoad"/></draw:frame></text:span><text:span text:style-name="MT1"> </text:span><text:span text:style-name="MT1"><text:title>positioner - Comic fürs Netz</text:title></text:span><text:span text:style-name="MT1"> - </text:span><text:span text:style-name="MT1"><text:subject>positioner</text:subject></text:span><text:span text:style-name="MT2"><text:tab/></text:span><text:span text:style-name="MT3"><text:chapter text:display="number" text:outline-level="2"/></text:span><text:span text:style-name="MT3"> </text:span><text:span text:style-name="MT3"><text:chapter text:display="name" text:outline-level="2">ChangeLog</text:chapter></text:span></text:p>
      </style:header>
      <style:footer>
        <text:p text:style-name="MP3"><draw:frame draw:style-name="Mfr1" draw:name="Grafik6" text:anchor-type="as-char" svg:y="-0.529cm" svg:width="2.29cm" svg:height="0.55cm" draw:z-index="50"><draw:image xlink:href="Pictures/100000000000007B000000223C9C2593.png" xlink:type="simple" xlink:show="embed" xlink:actuate="onLoad"/></draw:frame><text:page-number text:select-page="current">1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positioner - Comic fürs Netz</dc:title>
    <dc:subject>positioner</dc:subject>
    <meta:creation-date>2010-02-18T17:33:18</meta:creation-date>
    <dc:date>2014-06-28T20:26:00.04</dc:date>
    <meta:keyword>Comic</meta:keyword>
    <meta:keyword>positionierte Inhalte</meta:keyword>
    <meta:keyword>Layer-Technik</meta:keyword>
    <meta:keyword>easy-html</meta:keyword>
    <meta:editing-cycles>85</meta:editing-cycles>
    <meta:editing-duration>PT79H04M11S</meta:editing-duration>
    <meta:document-statistic meta:table-count="3" meta:image-count="8" meta:object-count="0" meta:page-count="17" meta:paragraph-count="217" meta:word-count="3695" meta:character-count="26675"/>
    <meta:user-defined meta:name="Author">Dr. Dieter Porth</meta:user-defined>
    <meta:user-defined meta:name="Email">info@mobger.de</meta:user-defined>
    <meta:user-defined meta:name="Info 4"/>
    <meta:user-defined meta:name="language (en, de, fr, nl, dk, es, ... )">de</meta:user-defined>
  </office:meta>
</office:document-meta>
</file>